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Mono L" svg:font-family="'Nimbus Mono L'"/>
    <style:font-face style:name="DejaVu Sans Mono" svg:font-family="'DejaVu Sans Mono'" style:font-family-generic="modern" style:font-pitch="fixed"/>
    <style:font-face style:name="Liberation Mono2" svg:font-family="'Liberation Mono'" style:font-family-generic="modern" style:font-pitch="fixed"/>
    <style:font-face style:name="Liberation Mono" svg:font-family="'Liberation Mono'" style:font-adornments="Normal" style:font-family-generic="modern" style:font-pitch="fixed"/>
    <style:font-face style:name="Lohit Hindi2" svg:font-family="'Lohit Hindi'" style:font-family-generic="modern" style:font-pitch="fixed"/>
    <style:font-face style:name="Liberation Mono1" svg:font-family="'Liberation Mon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DejaVu Sans Mono" fo:font-size="9pt" officeooo:rsid="00273d7e" officeooo:paragraph-rsid="00273d7e" style:font-size-asian="9pt" style:font-size-complex="9pt"/>
    </style:style>
    <style:style style:name="P2" style:family="paragraph" style:parent-style-name="Standard">
      <style:text-properties officeooo:rsid="0010bddb"/>
    </style:style>
    <style:style style:name="P3" style:family="paragraph" style:parent-style-name="Standard">
      <style:text-properties officeooo:rsid="0010bddb" officeooo:paragraph-rsid="0010bddb"/>
    </style:style>
    <style:style style:name="P4" style:family="paragraph" style:parent-style-name="Standard">
      <style:text-properties officeooo:rsid="0010bddb" officeooo:paragraph-rsid="0011df32"/>
    </style:style>
    <style:style style:name="P5" style:family="paragraph" style:parent-style-name="Standard">
      <style:text-properties officeooo:rsid="0010bddb" officeooo:paragraph-rsid="002aa705"/>
    </style:style>
    <style:style style:name="P6" style:family="paragraph" style:parent-style-name="Standard">
      <style:text-properties officeooo:rsid="0013b895" officeooo:paragraph-rsid="0013b895"/>
    </style:style>
    <style:style style:name="P7" style:family="paragraph" style:parent-style-name="Standard">
      <style:text-properties officeooo:rsid="0013b895" officeooo:paragraph-rsid="0015cad0"/>
    </style:style>
    <style:style style:name="P8" style:family="paragraph" style:parent-style-name="Standard">
      <style:text-properties officeooo:rsid="00144392" officeooo:paragraph-rsid="00144392"/>
    </style:style>
    <style:style style:name="P9" style:family="paragraph" style:parent-style-name="Standard">
      <style:text-properties officeooo:rsid="0015cad0" officeooo:paragraph-rsid="0015cad0"/>
    </style:style>
    <style:style style:name="P10" style:family="paragraph" style:parent-style-name="Standard">
      <style:text-properties officeooo:rsid="00162642" officeooo:paragraph-rsid="0019be1d"/>
    </style:style>
    <style:style style:name="P11" style:family="paragraph" style:parent-style-name="Standard">
      <style:text-properties officeooo:rsid="001a5781" officeooo:paragraph-rsid="001cb337"/>
    </style:style>
    <style:style style:name="P12" style:family="paragraph" style:parent-style-name="Standard">
      <style:text-properties officeooo:rsid="001cb337" officeooo:paragraph-rsid="001cb337"/>
    </style:style>
    <style:style style:name="P13" style:family="paragraph" style:parent-style-name="Standard">
      <style:text-properties officeooo:rsid="001fc16e" officeooo:paragraph-rsid="001fc16e"/>
    </style:style>
    <style:style style:name="P14" style:family="paragraph" style:parent-style-name="Standard">
      <style:text-properties officeooo:rsid="001fc16e" officeooo:paragraph-rsid="00204e91"/>
    </style:style>
    <style:style style:name="P15" style:family="paragraph" style:parent-style-name="Standard">
      <style:text-properties officeooo:rsid="00219621" officeooo:paragraph-rsid="00219621"/>
    </style:style>
    <style:style style:name="P16" style:family="paragraph" style:parent-style-name="Standard">
      <style:text-properties officeooo:rsid="002269fc" officeooo:paragraph-rsid="002269fc"/>
    </style:style>
    <style:style style:name="P17" style:family="paragraph" style:parent-style-name="Standard">
      <style:text-properties officeooo:rsid="0024d1f6" officeooo:paragraph-rsid="0024d1f6"/>
    </style:style>
    <style:style style:name="P18" style:family="paragraph" style:parent-style-name="Standard">
      <style:text-properties officeooo:rsid="0024d1f6" officeooo:paragraph-rsid="0025226c"/>
    </style:style>
    <style:style style:name="P19" style:family="paragraph" style:parent-style-name="Standard">
      <style:text-properties officeooo:rsid="00273d7e" officeooo:paragraph-rsid="00273d7e"/>
    </style:style>
    <style:style style:name="P20" style:family="paragraph" style:parent-style-name="Standard">
      <style:text-properties officeooo:rsid="00293870" officeooo:paragraph-rsid="00293870"/>
    </style:style>
    <style:style style:name="P21" style:family="paragraph" style:parent-style-name="Standard">
      <style:text-properties officeooo:rsid="00299702" officeooo:paragraph-rsid="00299702"/>
    </style:style>
    <style:style style:name="P22" style:family="paragraph" style:parent-style-name="Standard">
      <style:text-properties officeooo:rsid="0029ba6e" officeooo:paragraph-rsid="0029ba6e"/>
    </style:style>
    <style:style style:name="P23" style:family="paragraph" style:parent-style-name="Standard">
      <style:text-properties officeooo:rsid="002a545f" officeooo:paragraph-rsid="002a545f"/>
    </style:style>
    <style:style style:name="P24" style:family="paragraph" style:parent-style-name="Standard">
      <style:text-properties fo:font-style="italic" officeooo:rsid="00162642" officeooo:paragraph-rsid="0024d1f6" style:font-style-asian="italic" style:font-style-complex="italic"/>
    </style:style>
    <style:style style:name="P25" style:family="paragraph" style:parent-style-name="Standard">
      <style:text-properties fo:font-style="normal" officeooo:rsid="00273d7e" officeooo:paragraph-rsid="00273d7e" style:font-style-asian="normal" style:font-style-complex="normal"/>
    </style:style>
    <style:style style:name="P26" style:family="paragraph" style:parent-style-name="Standard">
      <style:text-properties officeooo:rsid="00204e91" officeooo:paragraph-rsid="00204e91"/>
    </style:style>
    <style:style style:name="P27" style:family="paragraph" style:parent-style-name="Standard">
      <style:text-properties officeooo:rsid="00306999" officeooo:paragraph-rsid="00306999"/>
    </style:style>
    <style:style style:name="P28" style:family="paragraph" style:parent-style-name="Standard">
      <style:text-properties officeooo:rsid="0033d225" officeooo:paragraph-rsid="0033d225"/>
    </style:style>
    <style:style style:name="P29" style:family="paragraph" style:parent-style-name="Standard">
      <style:text-properties officeooo:rsid="002aa705" officeooo:paragraph-rsid="002aa705"/>
    </style:style>
    <style:style style:name="P30" style:family="paragraph" style:parent-style-name="Standard">
      <style:text-properties officeooo:rsid="0034b56c" officeooo:paragraph-rsid="0034b56c"/>
    </style:style>
    <style:style style:name="P31" style:family="paragraph" style:parent-style-name="Standard">
      <style:text-properties officeooo:paragraph-rsid="0034b56c"/>
    </style:style>
    <style:style style:name="P32" style:family="paragraph" style:parent-style-name="Standard">
      <style:text-properties officeooo:rsid="0036005c" officeooo:paragraph-rsid="0036005c"/>
    </style:style>
    <style:style style:name="P33" style:family="paragraph" style:parent-style-name="Standard">
      <style:text-properties officeooo:rsid="0037debd" officeooo:paragraph-rsid="0037debd"/>
    </style:style>
    <style:style style:name="P34" style:family="paragraph" style:parent-style-name="Standard">
      <style:text-properties officeooo:rsid="0037debd" officeooo:paragraph-rsid="003ba5b0"/>
    </style:style>
    <style:style style:name="P35" style:family="paragraph" style:parent-style-name="Standard">
      <style:text-properties officeooo:rsid="0037debd" officeooo:paragraph-rsid="003d0568"/>
    </style:style>
    <style:style style:name="P36" style:family="paragraph" style:parent-style-name="Standard">
      <style:paragraph-properties fo:margin-left="1.251cm" fo:margin-right="0cm" fo:text-indent="0cm" style:auto-text-indent="false">
        <style:tab-stops>
          <style:tab-stop style:position="3.256cm"/>
        </style:tab-stops>
      </style:paragraph-properties>
      <style:text-properties officeooo:rsid="00162642" officeooo:paragraph-rsid="0024d1f6"/>
    </style:style>
    <style:style style:name="P37" style:family="paragraph" style:parent-style-name="Standard">
      <style:paragraph-properties fo:margin-left="1.251cm" fo:margin-right="0cm" fo:text-indent="0cm" style:auto-text-indent="false"/>
      <style:text-properties officeooo:rsid="00293870" officeooo:paragraph-rsid="00293870"/>
    </style:style>
    <style:style style:name="P38" style:family="paragraph" style:parent-style-name="Standard">
      <style:paragraph-properties fo:margin-left="1.251cm" fo:margin-right="0cm" fo:text-indent="0cm" style:auto-text-indent="false"/>
      <style:text-properties officeooo:rsid="00324e36" officeooo:paragraph-rsid="00324e36"/>
    </style:style>
    <style:style style:name="P39" style:family="paragraph" style:parent-style-name="Preformatted_20_Text">
      <style:paragraph-properties fo:margin-left="1.251cm" fo:margin-right="0cm" fo:text-indent="0cm" style:auto-text-indent="false"/>
      <style:text-properties officeooo:rsid="00324e36" officeooo:paragraph-rsid="00324e36"/>
    </style:style>
    <style:style style:name="P40" style:family="paragraph" style:parent-style-name="Preformatted_20_Text">
      <style:paragraph-properties fo:margin-left="1.251cm" fo:margin-right="0cm" fo:text-indent="0cm" style:auto-text-indent="false"/>
      <style:text-properties officeooo:rsid="00324e36" officeooo:paragraph-rsid="0033d225"/>
    </style:style>
    <style:style style:name="P41" style:family="paragraph" style:parent-style-name="Preformatted_20_Text">
      <style:paragraph-properties fo:margin-left="1.251cm" fo:margin-right="0cm" fo:text-indent="0cm" style:auto-text-indent="false"/>
      <style:text-properties officeooo:rsid="0033d225" officeooo:paragraph-rsid="0033d225"/>
    </style:style>
    <style:style style:name="P42" style:family="paragraph" style:parent-style-name="Standard">
      <style:paragraph-properties fo:margin-left="0cm" fo:margin-right="0cm" fo:text-indent="0cm" style:auto-text-indent="false"/>
      <style:text-properties officeooo:rsid="00162642" officeooo:paragraph-rsid="0024d1f6"/>
    </style:style>
    <style:style style:name="P43" style:family="paragraph" style:parent-style-name="Preformatted_20_Text">
      <style:paragraph-properties fo:margin-left="0cm" fo:margin-right="0cm" fo:text-indent="0cm" style:auto-text-indent="false"/>
      <style:text-properties officeooo:rsid="00324e36" officeooo:paragraph-rsid="00324e36"/>
    </style:style>
    <style:style style:name="P44" style:family="paragraph" style:parent-style-name="Preformatted_20_Text">
      <style:text-properties fo:font-size="7pt" officeooo:paragraph-rsid="0029890f" style:font-size-asian="7pt" style:font-size-complex="7pt"/>
    </style:style>
    <style:style style:name="P45" style:family="paragraph" style:parent-style-name="Preformatted_20_Text">
      <style:paragraph-properties fo:margin-top="0cm" fo:margin-bottom="0.499cm" loext:contextual-spacing="false"/>
      <style:text-properties fo:font-size="7pt" officeooo:rsid="0010bddb" officeooo:paragraph-rsid="0029890f" style:font-size-asian="7pt" style:font-size-complex="7pt"/>
    </style:style>
    <style:style style:name="P46" style:family="paragraph" style:parent-style-name="Text_20_body">
      <style:text-properties officeooo:rsid="0037debd" officeooo:paragraph-rsid="0037debd"/>
    </style:style>
    <style:style style:name="P47" style:family="paragraph" style:parent-style-name="Text_20_body">
      <style:text-properties officeooo:rsid="0037debd" officeooo:paragraph-rsid="003df8f4"/>
    </style:style>
    <style:style style:name="P48" style:family="paragraph" style:parent-style-name="Text_20_body">
      <style:text-properties officeooo:rsid="0038964c" officeooo:paragraph-rsid="003df8f4"/>
    </style:style>
    <style:style style:name="P49" style:family="paragraph" style:parent-style-name="Text_20_body">
      <style:text-properties officeooo:rsid="003df8f4" officeooo:paragraph-rsid="003df8f4"/>
    </style:style>
    <style:style style:name="P50" style:family="paragraph" style:parent-style-name="Text_20_body">
      <style:text-properties officeooo:rsid="003df8f4" officeooo:paragraph-rsid="0038964c"/>
    </style:style>
    <style:style style:name="P51" style:family="paragraph" style:parent-style-name="Text_20_body">
      <style:text-properties officeooo:rsid="003fb252" officeooo:paragraph-rsid="003fb252"/>
    </style:style>
    <style:style style:name="P52" style:family="paragraph" style:parent-style-name="Text_20_body">
      <style:text-properties officeooo:rsid="0040b2fc" officeooo:paragraph-rsid="0040b2fc"/>
    </style:style>
    <style:style style:name="P53" style:family="paragraph" style:parent-style-name="Standard" style:list-style-name="L264">
      <style:text-properties officeooo:rsid="00324e36" officeooo:paragraph-rsid="00324e36"/>
    </style:style>
    <style:style style:name="P54" style:family="paragraph" style:parent-style-name="Standard" style:list-style-name="L264">
      <style:text-properties officeooo:rsid="0033d225" officeooo:paragraph-rsid="0033d225"/>
    </style:style>
    <style:style style:name="P55" style:family="paragraph" style:parent-style-name="Standard">
      <style:text-properties officeooo:rsid="003ba5b0" officeooo:paragraph-rsid="0037debd"/>
    </style:style>
    <style:style style:name="P56" style:family="paragraph" style:parent-style-name="Heading_20_3">
      <style:text-properties officeooo:rsid="0037debd" officeooo:paragraph-rsid="0037debd"/>
    </style:style>
    <style:style style:name="P57" style:family="paragraph">
      <loext:graphic-properties draw:fill="solid" draw:fill-color="#f0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style>
    <style:style style:name="P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style>
    <style:style style:name="P63"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Mono"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text-scale="100%"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ff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69"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Mono"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text-scale="100%" style:font-relief="none" style:text-overline-style="none" style:text-overline-color="font-color"/>
    </style:style>
    <style:style style:name="P70"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7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ffb515"/>
      <style:paragraph-properties fo:margin-left="0cm" fo:margin-right="0cm" fo:margin-top="0cm" fo:margin-bottom="0cm" fo:line-height="100%" fo:text-align="center" fo:text-indent="0cm"/>
      <style:text-properties fo:font-variant="normal" fo:text-transform="none" fo:color="#ff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bold" style:font-name-complex="Free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bold" style:font-name-complex="FreeSans"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77" style:family="paragraph">
      <loext:graphic-properties draw:fill="solid" draw:fill-color="#ffb515"/>
      <style:paragraph-properties fo:margin-left="0cm" fo:margin-right="0cm" fo:margin-top="0cm" fo:margin-bottom="0cm" fo:line-height="100%" fo:text-align="center" fo:text-indent="0cm"/>
      <style:text-properties fo:font-variant="normal" fo:text-transform="none" fo:color="#ff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78"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fo:color="#ff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79"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bold" style:font-name-complex="Free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8705c" style:font-style-asian="italic" style:font-style-complex="italic"/>
    </style:style>
    <style:style style:name="T3" style:family="text">
      <style:text-properties fo:font-style="italic" officeooo:rsid="00204e91" style:font-style-asian="italic" style:font-style-complex="italic"/>
    </style:style>
    <style:style style:name="T4" style:family="text">
      <style:text-properties fo:font-style="italic" officeooo:rsid="0024d1f6" style:font-style-asian="italic" style:font-style-complex="italic"/>
    </style:style>
    <style:style style:name="T5" style:family="text">
      <style:text-properties fo:font-style="italic" officeooo:rsid="0025226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6a28c" style:font-style-asian="normal" style:font-style-complex="normal"/>
    </style:style>
    <style:style style:name="T8" style:family="text">
      <style:text-properties fo:font-style="normal" officeooo:rsid="0018705c" style:font-style-asian="normal" style:font-style-complex="normal"/>
    </style:style>
    <style:style style:name="T9" style:family="text">
      <style:text-properties fo:font-style="normal" officeooo:rsid="0019be1d" style:font-style-asian="normal" style:font-style-complex="normal"/>
    </style:style>
    <style:style style:name="T10" style:family="text">
      <style:text-properties fo:font-style="normal" officeooo:rsid="001a5781" style:font-style-asian="normal" style:font-style-complex="normal"/>
    </style:style>
    <style:style style:name="T11" style:family="text">
      <style:text-properties fo:font-style="normal" officeooo:rsid="0025226c" style:font-style-asian="normal" style:font-style-complex="normal"/>
    </style:style>
    <style:style style:name="T12" style:family="text">
      <style:text-properties fo:font-style="normal" officeooo:rsid="0025f97a"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bddb" style:font-weight-asian="normal" style:font-weight-complex="normal"/>
    </style:style>
    <style:style style:name="T16" style:family="text">
      <style:text-properties fo:font-weight="normal" officeooo:rsid="001f92ac" style:font-weight-asian="normal" style:font-weight-complex="normal"/>
    </style:style>
    <style:style style:name="T17" style:family="text">
      <style:text-properties fo:color="#009900"/>
    </style:style>
    <style:style style:name="T18" style:family="text">
      <style:text-properties fo:color="#009900" officeooo:rsid="0029890f"/>
    </style:style>
    <style:style style:name="T19" style:family="text">
      <style:text-properties fo:color="#0000ff" style:font-name="DejaVu Sans Mono" fo:font-size="9pt" fo:font-style="italic" officeooo:rsid="00273d7e" style:font-size-asian="9pt" style:font-style-asian="italic" style:font-size-complex="9pt" style:font-style-complex="italic"/>
    </style:style>
    <style:style style:name="T20" style:family="text">
      <style:text-properties fo:color="#0000e6"/>
    </style:style>
    <style:style style:name="T21" style:family="text">
      <style:text-properties officeooo:rsid="0011df32"/>
    </style:style>
    <style:style style:name="T22" style:family="text">
      <style:text-properties officeooo:rsid="001bf6b1"/>
    </style:style>
    <style:style style:name="T23" style:family="text">
      <style:text-properties officeooo:rsid="001f92ac"/>
    </style:style>
    <style:style style:name="T24" style:family="text">
      <style:text-properties officeooo:rsid="00204e91"/>
    </style:style>
    <style:style style:name="T25" style:family="text">
      <style:text-properties officeooo:rsid="002269fc"/>
    </style:style>
    <style:style style:name="T26" style:family="text">
      <style:text-properties officeooo:rsid="002307b7"/>
    </style:style>
    <style:style style:name="T27" style:family="text">
      <style:text-properties officeooo:rsid="0025226c"/>
    </style:style>
    <style:style style:name="T28" style:family="text">
      <style:text-properties style:font-name="DejaVu Sans Mono" fo:font-size="9pt" fo:font-style="normal" style:font-size-asian="9pt" style:font-style-asian="normal" style:font-size-complex="9pt" style:font-style-complex="normal"/>
    </style:style>
    <style:style style:name="T29" style:family="text">
      <style:text-properties style:font-name="DejaVu Sans Mono" fo:font-size="9pt" fo:font-style="italic" style:font-size-asian="9pt" style:font-style-asian="italic" style:font-size-complex="9pt" style:font-style-complex="italic"/>
    </style:style>
    <style:style style:name="T30" style:family="text">
      <style:text-properties style:font-name="DejaVu Sans Mono" fo:font-size="9pt" fo:font-style="italic" officeooo:rsid="00273d7e" style:font-size-asian="9pt" style:font-style-asian="italic" style:font-size-complex="9pt" style:font-style-complex="italic"/>
    </style:style>
    <style:style style:name="T31" style:family="text">
      <style:text-properties fo:color="#800000" style:font-name="DejaVu Sans Mono" fo:font-size="9pt" fo:font-style="italic" officeooo:rsid="00273d7e" style:font-size-asian="9pt" style:font-style-asian="italic" style:font-size-complex="9pt" style:font-style-complex="italic"/>
    </style:style>
    <style:style style:name="T32" style:family="text">
      <style:text-properties fo:color="#ff0000" style:font-name="DejaVu Sans Mono" fo:font-size="9pt" fo:font-style="italic" style:font-size-asian="9pt" style:font-style-asian="italic" style:font-size-complex="9pt" style:font-style-complex="italic"/>
    </style:style>
    <style:style style:name="T33" style:family="text">
      <style:text-properties fo:color="#ff0000" style:font-name="DejaVu Sans Mono" fo:font-size="9pt" fo:font-style="italic" officeooo:rsid="00273d7e" style:font-size-asian="9pt" style:font-style-asian="italic" style:font-size-complex="9pt" style:font-style-complex="italic"/>
    </style:style>
    <style:style style:name="T34" style:family="text">
      <style:text-properties style:font-name="Nimbus Mono L" fo:font-weight="bold"/>
    </style:style>
    <style:style style:name="T35" style:family="text">
      <style:text-properties style:font-name="Nimbus Mono L" fo:font-weight="bold" officeooo:rsid="0029890f"/>
    </style:style>
    <style:style style:name="T36" style:family="text">
      <style:text-properties officeooo:rsid="0029890f"/>
    </style:style>
    <style:style style:name="T37" style:family="text">
      <style:text-properties officeooo:rsid="002c337b"/>
    </style:style>
    <style:style style:name="T38" style:family="text">
      <style:text-properties officeooo:rsid="002cfeb2"/>
    </style:style>
    <style:style style:name="T39" style:family="text">
      <style:text-properties officeooo:rsid="00306999"/>
    </style:style>
    <style:style style:name="T40" style:family="text">
      <style:text-properties officeooo:rsid="0033d225"/>
    </style:style>
    <style:style style:name="T41" style:family="text">
      <style:text-properties officeooo:rsid="0034b56c"/>
    </style:style>
    <style:style style:name="T42" style:family="text">
      <style:text-properties officeooo:rsid="0037debd"/>
    </style:style>
    <style:style style:name="T43" style:family="text">
      <style:text-properties officeooo:rsid="0038964c"/>
    </style:style>
    <style:style style:name="T44" style:family="text">
      <style:text-properties officeooo:rsid="003ba5b0"/>
    </style:style>
    <style:style style:name="T45" style:family="text">
      <style:text-properties officeooo:rsid="003d0568"/>
    </style:style>
    <style:style style:name="T46" style:family="text">
      <style:text-properties officeooo:rsid="003efd4e"/>
    </style:style>
    <style:style style:name="T47" style:family="text">
      <style:text-properties officeooo:rsid="003fb252"/>
    </style:style>
    <style:style style:name="T48" style:family="text">
      <style:text-properties officeooo:rsid="00412574"/>
    </style:style>
    <style:style style:name="T4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Mono"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Mono"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fo:color="#ff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bold" style:font-name-complex="FreeSan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8pt" style:font-style-asian="normal" style:font-weight-asian="bold" style:font-name-complex="FreeSans"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0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1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37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16"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17"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104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7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8"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9"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20"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21"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22"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24"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26"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25"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6.96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27"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5.1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28"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91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9"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30"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31"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32"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4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33"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34"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7.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35"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36"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37"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38"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39"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40"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41"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7.36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42"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43"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44"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45" svg:stroke-width="0cm" svg:stroke-color="#ff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46"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01cm" fo:min-width="1.4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02cm" fo:min-width="1.46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5.03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7.604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306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4.052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582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041cm" fo:padding-top="0.125cm" fo:padding-bottom="0.125cm" fo:padding-left="0.25cm" fo:padding-right="0.25cm" draw:shadow="hidden" draw:shadow-offset-x="0.199cm" draw:shadow-offset-y="0.199cm" draw:shadow-color="#808080" style:run-through="foreground"/>
    </style:style>
    <style:style style:name="gr55" style:family="graphic">
      <style:graphic-properties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75cm" fo:min-width="9.955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81cm" fo:min-width="1.334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solid" draw:fill-color="#ffb515" draw:textarea-horizontal-align="justify" draw:textarea-vertical-align="middle" draw:auto-grow-height="false" fo:min-height="0.079cm" fo:min-width="1.334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79cm" fo:min-width="1.334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79cm" fo:min-width="1.33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81cm" fo:min-width="1.332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9.132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9cm" fo:min-width="1.388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0.088cm" fo:min-width="1.38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3465a4" draw:marker-start="" draw:marker-start-width="0.199cm" draw:marker-start-center="false" draw:marker-end="" draw:marker-end-width="0.199cm" draw:marker-end-center="false" draw:fill="solid" draw:fill-color="#ffb515" draw:textarea-horizontal-align="justify" draw:textarea-vertical-align="middle" draw:auto-grow-height="false" fo:min-height="0.088cm" fo:min-width="1.38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88cm" fo:min-width="1.38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92cm" fo:min-width="1.388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3">Nivell: </text:span><text:span text:style-name="T15">Avançat</text:span><text:span text:style-name="T14"> (</text:span><text:span text:style-name="T16">A</text:span>)</text:p>
      <text:p text:style-name="Text_20_body"><text:span text:style-name="T13">Importància: </text:span><text:span text:style-name="T14">Facilita l'aprenentatge </text:span>(F)</text:p>
      <text:p text:style-name="Standard"/>
      <text:h text:style-name="Heading_20_2" text:outline-level="2"><text:span text:style-name="T23">ÚS D'Í</text:span>NDEXS <text:span text:style-name="T23">EN COL·LECCIONS DE DADES</text:span></text:h>
      <text:p text:style-name="P2"/>
      <text:p text:style-name="P4">Abans d'entrar en detalls tècnics, convindria clarificar què cal entendre per índex. Per fer-ho ens preguntarem què és el que coneixem com índexs d'un llibre. <text:span text:style-name="T21">Podem definir un índex com una llista d'unitats significatives (d'interès) que apareixen en llibre tot indicant la pàgina o pàgines on les podrem trobar. </text:span></text:p>
      <text:p text:style-name="P4"/>
      <text:p text:style-name="P6">Els llibre solen diversos tipus d'índexs. Els més comuns solen ser, el que es coneix com <text:span text:style-name="T1">sumari </text:span>i també l'<text:span text:style-name="T1">índex alfabètic</text:span><text:span text:style-name="T6">, però hi ha llibres que disposen d'altres índexs, com el de figures. Els índex ens permeten conèixer en quina pàgina podem trobar les unitats significatives referenciades (siguin apartats, paraules o figures). En cas de l'índex alfabètic, a més, l'ordre de les pàgines es troba alterat ja que l'ordre en que l'índex es troba organitzat no és pas l'ordre natural de les pàgines sinó l'ordre alfabètic de les paraules significatives.</text:span></text:p>
      <text:p text:style-name="P3"/>
      <text:p text:style-name="P8">En informàtica, quan treballem amb col·leccions de dades, aquestes s'organitzen segons la posició que ocupen dins la col·lecció o vector. Fent un símil amb els llibres, podríem dir que les posicions són com les pàgines d'aquests últims. Podem llegir la col·lecció avançant posició a posició (pàgina per pàgina) o bé podem accedir directament a una d'elles.</text:p>
      <text:p text:style-name="P8"/>
      <text:p text:style-name="P9">Seguint en aquest supòsit, que seria un índex d'una col·lecció (vector) de dades? Hem d'entendre que els índexs són referències a pàgines que ens permeten saltar directament allà on ens interessa sense haver de llegir tot el llibre sencer. Així doncs, un índex podria ser una col·lecció de posicions de la col·lecció que ens permetés llegir directament les dades sense necessitat de passar per la resta de dades.</text:p>
      <text:p text:style-name="P9"/>
      <text:p text:style-name="P10">Així doncs si disposéssim del següent vector de paraules <text:bookmark-start text:name="__DdeLink__3494_1540392944"/><text:bookmark-start text:name="__DdeLink__3491_1540392944"/><text:span text:style-name="T1">{globus, bicicleta, carro, avió, autocar, automòbil, avioneta, vaixell, metro, ala delta, cotxe de cavalls, veler, parapent, tren, bergantí}</text:span><text:bookmark-end text:name="__DdeLink__3491_1540392944"/><text:span text:style-name="T1"> </text:span><text:bookmark-end text:name="__DdeLink__3494_1540392944"/><text:span text:style-name="T6">i ens interessés identificar els mitjans de transports marítims, en comptes de repetir un nou vector amb les paraules vaixell, veler i bergantí, podríem fer servir les posicions on es troben situades les paraules </text:span><text:span text:style-name="T7">al vector original i crear un </text:span><text:span text:style-name="T8">nou </text:span><text:span text:style-name="T7">vector numèric </text:span><text:span text:style-name="T8">amb les posicions específiques que interessin. En el nostre cas les posicions </text:span><text:span text:style-name="T2">{7, 11, 14}</text:span><text:span text:style-name="T8">. Direm que aquest vector numèric serà l'index que identificarà els mitjans de transport marítim de la col·lecció original. </text:span></text:p>
      <text:p text:style-name="P10"/>
      <text:p text:style-name="P10"><text:span text:style-name="T8">Seria quelcom semblant a la funció que farien el sumari o l'index de figures d'un llibre, seleccionar pàgines específiques (posicions) per permetre un accés directe a la informació continguda en aquestes. De forma semblant, </text:span><text:span text:style-name="T9">podríem crear </text:span><text:span text:style-name="T10">í</text:span><text:span text:style-name="T9">ndex</text:span><text:span text:style-name="T10">s</text:span><text:span text:style-name="T9"> que referenciessin les posicions on podem trobar mitjans de transport terrestres o aeris o mitjans de transport accionats per motor, etc.</text:span></text:p>
      <text:p text:style-name="P7"/>
      <text:p text:style-name="P11">L'ús d'índex de posicions, de forma semblant al que fa l'índex alfabètic d'un llibre, ens ha de permetre també mantenir un ordenació de la col·lecció original <text:span text:style-name="T22">diferent per cada index. Així si voléssim mantenir ordenats alfabèticament els elements de la col·lecció de mitjans de transport anteriors, podríem crear un vector amb les següents posicions: {9, 4, 5, 6, 3, 14, 1, 2, 10, 0, 8, 12, 13, 7, 11}.</text:span></text:p>
      <text:p text:style-name="P11"/>
      <text:p text:style-name="P12">Per mostrar la col·lecció ordenada, caldria seguir seqüencialment l'index i usar la posició continguda a l'índex per saltar a l'element referenciat de la col·lecció original. Gràficament seria semblant a:</text:p>
      <text:p text:style-name="P12"><draw:g text:anchor-type="paragraph" draw:z-index="0" draw:style-name="gr1"><draw:custom-shape draw:style-name="gr2" draw:text-style-name="P57" svg:width="13.211cm" svg:height="3.68cm" svg:x="0cm" svg:y="21.987cm"><text:p/><draw:enhanced-geometry svg:viewBox="0 0 21600 21600" draw:mirror-horizontal="false" draw:mirror-vertical="false" draw:type="rectangle" draw:enhanced-path="M 0 0 L 21600 0 21600 21600 0 21600 0 0 Z N"/></draw:custom-shape><draw:custom-shape draw:style-name="gr2" draw:text-style-name="P57" svg:width="13.211cm" svg:height="3.68cm" svg:x="0cm" svg:y="16.798cm"><text:p/><draw:enhanced-geometry svg:viewBox="0 0 21600 21600" draw:mirror-horizontal="false" draw:mirror-vertical="false" draw:type="rectangle" draw:enhanced-path="M 0 0 L 21600 0 21600 21600 0 21600 0 0 Z N"/></draw:custom-shape><draw:custom-shape draw:style-name="gr2" draw:text-style-name="P57" svg:width="13.211cm" svg:height="3.68cm" svg:x="0cm" svg:y="11.326cm"><text:p/><draw:enhanced-geometry svg:viewBox="0 0 21600 21600" draw:mirror-horizontal="false" draw:mirror-vertical="false" draw:type="rectangle" draw:enhanced-path="M 0 0 L 21600 0 21600 21600 0 21600 0 0 Z N"/></draw:custom-shape><draw:custom-shape draw:style-name="gr2" draw:text-style-name="P57" svg:width="13.211cm" svg:height="3.68cm" svg:x="0cm" svg:y="6.23cm"><text:p/><draw:enhanced-geometry svg:viewBox="0 0 21600 21600" draw:mirror-horizontal="false" draw:mirror-vertical="false" draw:type="rectangle" draw:enhanced-path="M 0 0 L 21600 0 21600 21600 0 21600 0 0 Z N"/></draw:custom-shape><draw:custom-shape draw:style-name="gr2" draw:text-style-name="P57" svg:width="13.211cm" svg:height="3.68cm" svg:x="0cm" svg:y="1.134cm"><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3.02cm" svg:y="3.777cm"><text:p text:style-name="P58"><text:span text:style-name="T49">globus</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4.87cm" svg:y="3.777cm"><text:p text:style-name="P58"><text:span text:style-name="T49">bicicleta</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6.719cm" svg:y="3.777cm"><text:p text:style-name="P58"><text:span text:style-name="T49">carro</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2cm" svg:x="8.567cm" svg:y="3.777cm"><text:p text:style-name="P58"><text:span text:style-name="T49">avió</text:span></text:p><draw:enhanced-geometry svg:viewBox="0 0 21600 21600" draw:mirror-horizontal="false" draw:mirror-vertical="false" draw:type="rectangle" draw:enhanced-path="M 0 0 L 21600 0 21600 21600 0 21600 0 0 Z N"/></draw:custom-shape><draw:custom-shape draw:style-name="gr3" draw:text-style-name="P59" xml:id="id2" draw:id="id2" svg:width="1.849cm" svg:height="0.472cm" svg:x="10.418cm" svg:y="3.777cm"><text:p text:style-name="P58"><text:span text:style-name="T49">autocar</text:span></text:p><draw:enhanced-geometry svg:viewBox="0 0 21600 21600" draw:mirror-horizontal="false" draw:mirror-vertical="false" draw:type="rectangle" draw:enhanced-path="M 0 0 L 21600 0 21600 21600 0 21600 0 0 Z N"/></draw:custom-shape><draw:frame draw:style-name="gr4" draw:text-style-name="P61" svg:width="3.216cm" svg:height="0.659cm" svg:x="0.095cm" svg:y="3.731cm"><draw:text-box><text:p text:style-name="P60"><text:span text:style-name="T49">MitjansTransport:</text:span></text:p></draw:text-box></draw:frame><draw:custom-shape draw:style-name="gr3" draw:text-style-name="P59" xml:id="id1" draw:id="id1" svg:width="1.849cm" svg:height="0.473cm" svg:x="3.022cm" svg:y="1.701cm"><text:p text:style-name="P58"><text:span text:style-name="T49">4</text:span></text:p><draw:enhanced-geometry svg:viewBox="0 0 21600 21600" draw:mirror-horizontal="false" draw:mirror-vertical="false" draw:type="rectangle" draw:enhanced-path="M 0 0 L 21600 0 21600 21600 0 21600 0 0 Z N"/></draw:custom-shape><draw:custom-shape draw:style-name="gr3" draw:text-style-name="P59" svg:width="1.848cm" svg:height="0.473cm" svg:x="4.872cm" svg:y="1.701cm"><text:p text:style-name="P58"><text:span text:style-name="T49">3</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6.719cm" svg:y="1.701cm"><text:p text:style-name="P58"><text:span text:style-name="T49">1</text:span></text:p><draw:enhanced-geometry svg:viewBox="0 0 21600 21600" draw:mirror-horizontal="false" draw:mirror-vertical="false" draw:type="rectangle" draw:enhanced-path="M 0 0 L 21600 0 21600 21600 0 21600 0 0 Z N"/></draw:custom-shape><draw:custom-shape draw:style-name="gr3" draw:text-style-name="P59" svg:width="1.853cm" svg:height="0.473cm" svg:x="8.567cm" svg:y="1.701cm"><text:p text:style-name="P58"><text:span text:style-name="T49">2</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10.419cm" svg:y="1.701cm"><text:p text:style-name="P58"><text:span text:style-name="T49">0</text:span></text:p><draw:enhanced-geometry svg:viewBox="0 0 21600 21600" draw:mirror-horizontal="false" draw:mirror-vertical="false" draw:type="rectangle" draw:enhanced-path="M 0 0 L 21600 0 21600 21600 0 21600 0 0 Z N"/></draw:custom-shape><draw:frame draw:style-name="gr5" draw:text-style-name="P61" svg:width="2.878cm" svg:height="0.659cm" svg:x="0.097cm" svg:y="1.655cm"><draw:text-box><text:p text:style-name="P60"><text:span text:style-name="T49">Índex alfabètic:</text:span></text:p></draw:text-box></draw:frame><draw:connector draw:style-name="gr6" draw:text-style-name="P63" draw:type="lines" svg:x1="3.946cm" svg:y1="2.173cm" svg:x2="11.342cm" svg:y2="3.776cm" draw:start-shape="id1" draw:start-glue-point="2" draw:end-shape="id2" draw:end-glue-point="0" svg:d="M3946 2173v501l7396 600v502" svg:viewBox="0 0 7398 1605"><text:p text:style-name="P62"><text:span text:style-name="T49">posReal</text:span></text:p></draw:connector><draw:line draw:style-name="gr7" draw:text-style-name="P64" svg:x1="3.962cm" svg:y1="0.096cm" svg:x2="3.962cm" svg:y2="1.794cm"><text:p text:style-name="P62"><text:span text:style-name="T50">ind</text:span></text:p></draw:line><draw:frame draw:style-name="gr8" draw:text-style-name="P65" svg:width="2.606cm" svg:height="0.983cm" svg:x="0cm" svg:y="0.002cm"><draw:text-box><text:p text:style-name="P60"><text:span text:style-name="T51">ind = 0;</text:span></text:p></draw:text-box></draw:frame><draw:frame draw:style-name="gr9" draw:text-style-name="P65" svg:width="2.271cm" svg:height="0.983cm" svg:x="0cm" svg:y="4.814cm"><draw:text-box><text:p text:style-name="P60"><text:span text:style-name="T51">ind++;</text:span></text:p></draw:text-box></draw:frame><draw:custom-shape draw:style-name="gr3" draw:text-style-name="P59" svg:width="1.849cm" svg:height="0.472cm" svg:x="3.022cm" svg:y="8.777cm"><text:p text:style-name="P58"><text:span text:style-name="T49">globus</text:span></text:p><draw:enhanced-geometry svg:viewBox="0 0 21600 21600" draw:mirror-horizontal="false" draw:mirror-vertical="false" draw:type="rectangle" draw:enhanced-path="M 0 0 L 21600 0 21600 21600 0 21600 0 0 Z N"/></draw:custom-shape><draw:custom-shape draw:style-name="gr3" draw:text-style-name="P59" svg:width="1.848cm" svg:height="0.472cm" svg:x="4.872cm" svg:y="8.777cm"><text:p text:style-name="P58"><text:span text:style-name="T49">bicicleta</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6.719cm" svg:y="8.777cm"><text:p text:style-name="P58"><text:span text:style-name="T49">carro</text:span></text:p><draw:enhanced-geometry svg:viewBox="0 0 21600 21600" draw:mirror-horizontal="false" draw:mirror-vertical="false" draw:type="rectangle" draw:enhanced-path="M 0 0 L 21600 0 21600 21600 0 21600 0 0 Z N"/></draw:custom-shape><draw:custom-shape draw:style-name="gr3" draw:text-style-name="P59" xml:id="id4" draw:id="id4" svg:width="1.853cm" svg:height="0.472cm" svg:x="8.567cm" svg:y="8.777cm"><text:p text:style-name="P58"><text:span text:style-name="T49">avió</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10.419cm" svg:y="8.777cm"><text:p text:style-name="P58"><text:span text:style-name="T49">autocar</text:span></text:p><draw:enhanced-geometry svg:viewBox="0 0 21600 21600" draw:mirror-horizontal="false" draw:mirror-vertical="false" draw:type="rectangle" draw:enhanced-path="M 0 0 L 21600 0 21600 21600 0 21600 0 0 Z N"/></draw:custom-shape><draw:frame draw:style-name="gr4" draw:text-style-name="P61" svg:width="3.216cm" svg:height="0.659cm" svg:x="0.097cm" svg:y="8.731cm"><draw:text-box><text:p text:style-name="P60"><text:span text:style-name="T49">MitjansTransport:</text:span></text:p></draw:text-box></draw:frame><draw:custom-shape draw:style-name="gr3" draw:text-style-name="P59" svg:width="1.851cm" svg:height="0.473cm" svg:x="3.022cm" svg:y="6.703cm"><text:p text:style-name="P58"><text:span text:style-name="T49">4</text:span></text:p><draw:enhanced-geometry svg:viewBox="0 0 21600 21600" draw:mirror-horizontal="false" draw:mirror-vertical="false" draw:type="rectangle" draw:enhanced-path="M 0 0 L 21600 0 21600 21600 0 21600 0 0 Z N"/></draw:custom-shape><draw:custom-shape draw:style-name="gr3" draw:text-style-name="P59" xml:id="id3" draw:id="id3" svg:width="1.849cm" svg:height="0.473cm" svg:x="4.872cm" svg:y="6.703cm"><text:p text:style-name="P58"><text:span text:style-name="T49">3</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6.72cm" svg:y="6.703cm"><text:p text:style-name="P58"><text:span text:style-name="T49">1</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3cm" svg:x="8.569cm" svg:y="6.703cm"><text:p text:style-name="P58"><text:span text:style-name="T49">2</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10.419cm" svg:y="6.703cm"><text:p text:style-name="P58"><text:span text:style-name="T49">0</text:span></text:p><draw:enhanced-geometry svg:viewBox="0 0 21600 21600" draw:mirror-horizontal="false" draw:mirror-vertical="false" draw:type="rectangle" draw:enhanced-path="M 0 0 L 21600 0 21600 21600 0 21600 0 0 Z N"/></draw:custom-shape><draw:frame draw:style-name="gr5" draw:text-style-name="P61" svg:width="2.878cm" svg:height="0.659cm" svg:x="0.099cm" svg:y="6.657cm"><draw:text-box><text:p text:style-name="P60"><text:span text:style-name="T49">Índex alfabètic:</text:span></text:p></draw:text-box></draw:frame><draw:connector draw:style-name="gr10" draw:text-style-name="P63" draw:type="lines" svg:x1="5.796cm" svg:y1="7.176cm" svg:x2="9.493cm" svg:y2="8.777cm" draw:start-shape="id3" draw:start-glue-point="2" draw:end-shape="id4" draw:end-glue-point="0" svg:d="M5796 7176v500l3697 598v503" svg:viewBox="0 0 3699 1603"><text:p text:style-name="P62"><text:span text:style-name="T49">posReal</text:span></text:p></draw:connector><draw:line draw:style-name="gr11" draw:text-style-name="P64" svg:x1="5.85cm" svg:y1="5.098cm" svg:x2="5.85cm" svg:y2="6.796cm"><text:p text:style-name="P62"><text:span text:style-name="T50">ind</text:span></text:p></draw:line><draw:frame draw:style-name="gr9" draw:text-style-name="P65" svg:width="2.271cm" svg:height="0.983cm" svg:x="0cm" svg:y="10.005cm"><draw:text-box><text:p text:style-name="P60"><text:span text:style-name="T51">ind++;</text:span></text:p></draw:text-box></draw:frame><draw:custom-shape draw:style-name="gr12" draw:text-style-name="P66" svg:width="2.643cm" svg:height="1.415cm" svg:x="14.072cm" svg:y="1.544cm"><text:p text:style-name="P58"><text:span text:style-name="T51">autocar</text:span></text:p><draw:enhanced-geometry svg:viewBox="0 0 21600 21600" draw:mirror-horizontal="false" draw:mirror-vertical="false" draw:text-areas="800 800 20800 20800" draw:type="round-rectangular-callout" draw:modifiers="-5533.28885923949 25016.18929016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2" draw:text-style-name="P66" svg:width="2.641cm" svg:height="1.415cm" svg:x="13.884cm" svg:y="7.206cm"><text:p text:style-name="P58"><text:span text:style-name="T51">avió</text:span></text:p><draw:enhanced-geometry svg:viewBox="0 0 21600 21600" draw:mirror-horizontal="false" draw:mirror-vertical="false" draw:text-areas="800 800 20800 20800" draw:type="round-rectangular-callout" draw:modifiers="-7137.51668891856 20900.62266500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 draw:text-style-name="P59" svg:width="1.849cm" svg:height="0.473cm" svg:x="3.023cm" svg:y="14.062cm"><text:p text:style-name="P58"><text:span text:style-name="T49">globus</text:span></text:p><draw:enhanced-geometry svg:viewBox="0 0 21600 21600" draw:mirror-horizontal="false" draw:mirror-vertical="false" draw:type="rectangle" draw:enhanced-path="M 0 0 L 21600 0 21600 21600 0 21600 0 0 Z N"/></draw:custom-shape><draw:custom-shape draw:style-name="gr3" draw:text-style-name="P59" xml:id="id6" draw:id="id6" svg:width="1.848cm" svg:height="0.473cm" svg:x="4.874cm" svg:y="14.062cm"><text:p text:style-name="P58"><text:span text:style-name="T49">bicicleta</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3cm" svg:x="6.72cm" svg:y="14.062cm"><text:p text:style-name="P58"><text:span text:style-name="T49">carro</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3cm" svg:x="8.571cm" svg:y="14.062cm"><text:p text:style-name="P58"><text:span text:style-name="T49">avió</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10.421cm" svg:y="14.062cm"><text:p text:style-name="P58"><text:span text:style-name="T49">autocar</text:span></text:p><draw:enhanced-geometry svg:viewBox="0 0 21600 21600" draw:mirror-horizontal="false" draw:mirror-vertical="false" draw:type="rectangle" draw:enhanced-path="M 0 0 L 21600 0 21600 21600 0 21600 0 0 Z N"/></draw:custom-shape><draw:frame draw:style-name="gr4" draw:text-style-name="P61" svg:width="3.216cm" svg:height="0.659cm" svg:x="0.099cm" svg:y="14.018cm"><draw:text-box><text:p text:style-name="P60"><text:span text:style-name="T49">MitjansTransport:</text:span></text:p></draw:text-box></draw:frame><draw:custom-shape draw:style-name="gr3" draw:text-style-name="P59" svg:width="1.851cm" svg:height="0.472cm" svg:x="3.023cm" svg:y="11.988cm"><text:p text:style-name="P58"><text:span text:style-name="T49">4</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4.874cm" svg:y="11.988cm"><text:p text:style-name="P58"><text:span text:style-name="T49">3</text:span></text:p><draw:enhanced-geometry svg:viewBox="0 0 21600 21600" draw:mirror-horizontal="false" draw:mirror-vertical="false" draw:type="rectangle" draw:enhanced-path="M 0 0 L 21600 0 21600 21600 0 21600 0 0 Z N"/></draw:custom-shape><draw:custom-shape draw:style-name="gr3" draw:text-style-name="P59" xml:id="id5" draw:id="id5" svg:width="1.849cm" svg:height="0.472cm" svg:x="6.722cm" svg:y="11.988cm"><text:p text:style-name="P58"><text:span text:style-name="T49">1</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2cm" svg:x="8.571cm" svg:y="11.988cm"><text:p text:style-name="P58"><text:span text:style-name="T49">2</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10.421cm" svg:y="11.988cm"><text:p text:style-name="P58"><text:span text:style-name="T49">0</text:span></text:p><draw:enhanced-geometry svg:viewBox="0 0 21600 21600" draw:mirror-horizontal="false" draw:mirror-vertical="false" draw:type="rectangle" draw:enhanced-path="M 0 0 L 21600 0 21600 21600 0 21600 0 0 Z N"/></draw:custom-shape><draw:frame draw:style-name="gr5" draw:text-style-name="P61" svg:width="2.878cm" svg:height="0.659cm" svg:x="0.101cm" svg:y="11.942cm"><draw:text-box><text:p text:style-name="P60"><text:span text:style-name="T49">Índex alfabètic:</text:span></text:p></draw:text-box></draw:frame><draw:connector draw:style-name="gr13" draw:text-style-name="P63" draw:type="lines" svg:x1="7.646cm" svg:y1="12.459cm" svg:x2="5.796cm" svg:y2="14.063cm" draw:start-shape="id5" draw:start-glue-point="2" draw:end-shape="id6" draw:end-glue-point="0" svg:d="M7646 12459v500l-1850 603v501" svg:viewBox="0 0 1852 1605"><text:p text:style-name="P62"><text:span text:style-name="T49">posReal</text:span></text:p></draw:connector><draw:line draw:style-name="gr14" draw:text-style-name="P64" svg:x1="7.645cm" svg:y1="10.383cm" svg:x2="7.645cm" svg:y2="12.081cm"><text:p text:style-name="P62"><text:span text:style-name="T50">ind</text:span></text:p></draw:line><draw:frame draw:style-name="gr9" draw:text-style-name="P65" svg:width="2.271cm" svg:height="0.983cm" svg:x="0.002cm" svg:y="15.383cm"><draw:text-box><text:p text:style-name="P60"><text:span text:style-name="T51">ind++;</text:span></text:p></draw:text-box></draw:frame><draw:custom-shape draw:style-name="gr12" draw:text-style-name="P66" svg:width="2.641cm" svg:height="1.417cm" svg:x="13.915cm" svg:y="12.395cm"><text:p text:style-name="P58"><text:span text:style-name="T51">bicicleta</text:span></text:p><draw:enhanced-geometry svg:viewBox="0 0 21600 21600" draw:mirror-horizontal="false" draw:mirror-vertical="false" draw:text-areas="800 800 20800 20800" draw:type="round-rectangular-callout" draw:modifiers="-4239.2523364486 28585.07462686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 draw:text-style-name="P59" svg:width="1.849cm" svg:height="0.472cm" svg:x="3.023cm" svg:y="19.442cm"><text:p text:style-name="P58"><text:span text:style-name="T49">globus</text:span></text:p><draw:enhanced-geometry svg:viewBox="0 0 21600 21600" draw:mirror-horizontal="false" draw:mirror-vertical="false" draw:type="rectangle" draw:enhanced-path="M 0 0 L 21600 0 21600 21600 0 21600 0 0 Z N"/></draw:custom-shape><draw:custom-shape draw:style-name="gr3" draw:text-style-name="P59" svg:width="1.848cm" svg:height="0.472cm" svg:x="4.874cm" svg:y="19.442cm"><text:p text:style-name="P58"><text:span text:style-name="T49">bicicleta</text:span></text:p><draw:enhanced-geometry svg:viewBox="0 0 21600 21600" draw:mirror-horizontal="false" draw:mirror-vertical="false" draw:type="rectangle" draw:enhanced-path="M 0 0 L 21600 0 21600 21600 0 21600 0 0 Z N"/></draw:custom-shape><draw:custom-shape draw:style-name="gr3" draw:text-style-name="P59" xml:id="id8" draw:id="id8" svg:width="1.851cm" svg:height="0.472cm" svg:x="6.72cm" svg:y="19.442cm"><text:p text:style-name="P58"><text:span text:style-name="T49">carro</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2cm" svg:x="8.571cm" svg:y="19.442cm"><text:p text:style-name="P58"><text:span text:style-name="T49">avió</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10.421cm" svg:y="19.442cm"><text:p text:style-name="P58"><text:span text:style-name="T49">autocar</text:span></text:p><draw:enhanced-geometry svg:viewBox="0 0 21600 21600" draw:mirror-horizontal="false" draw:mirror-vertical="false" draw:type="rectangle" draw:enhanced-path="M 0 0 L 21600 0 21600 21600 0 21600 0 0 Z N"/></draw:custom-shape><draw:frame draw:style-name="gr4" draw:text-style-name="P61" svg:width="3.216cm" svg:height="0.659cm" svg:x="0.099cm" svg:y="19.394cm"><draw:text-box><text:p text:style-name="P60"><text:span text:style-name="T49">MitjansTransport:</text:span></text:p></draw:text-box></draw:frame><draw:custom-shape draw:style-name="gr3" draw:text-style-name="P59" svg:width="1.851cm" svg:height="0.473cm" svg:x="3.023cm" svg:y="17.366cm"><text:p text:style-name="P58"><text:span text:style-name="T49">4</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4.874cm" svg:y="17.366cm"><text:p text:style-name="P58"><text:span text:style-name="T49">3</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6.722cm" svg:y="17.366cm"><text:p text:style-name="P58"><text:span text:style-name="T49">1</text:span></text:p><draw:enhanced-geometry svg:viewBox="0 0 21600 21600" draw:mirror-horizontal="false" draw:mirror-vertical="false" draw:type="rectangle" draw:enhanced-path="M 0 0 L 21600 0 21600 21600 0 21600 0 0 Z N"/></draw:custom-shape><draw:custom-shape draw:style-name="gr3" draw:text-style-name="P59" xml:id="id7" draw:id="id7" svg:width="1.851cm" svg:height="0.473cm" svg:x="8.571cm" svg:y="17.366cm"><text:p text:style-name="P58"><text:span text:style-name="T49">2</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10.421cm" svg:y="17.366cm"><text:p text:style-name="P58"><text:span text:style-name="T49">0</text:span></text:p><draw:enhanced-geometry svg:viewBox="0 0 21600 21600" draw:mirror-horizontal="false" draw:mirror-vertical="false" draw:type="rectangle" draw:enhanced-path="M 0 0 L 21600 0 21600 21600 0 21600 0 0 Z N"/></draw:custom-shape><draw:frame draw:style-name="gr5" draw:text-style-name="P61" svg:width="2.878cm" svg:height="0.659cm" svg:x="0.101cm" svg:y="17.32cm"><draw:text-box><text:p text:style-name="P60"><text:span text:style-name="T49">Índex alfabètic:</text:span></text:p></draw:text-box></draw:frame><draw:connector draw:style-name="gr15" draw:text-style-name="P63" draw:type="lines" svg:x1="9.495cm" svg:y1="17.838cm" svg:x2="7.645cm" svg:y2="19.442cm" draw:start-shape="id7" draw:start-glue-point="2" draw:end-shape="id8" draw:end-glue-point="0" svg:d="M9495 17838v501l-1850 600v503" svg:viewBox="0 0 1852 1605"><text:p text:style-name="P62"><text:span text:style-name="T49">posReal</text:span></text:p></draw:connector><draw:frame draw:style-name="gr9" draw:text-style-name="P65" svg:width="2.271cm" svg:height="0.983cm" svg:x="0.002cm" svg:y="20.668cm"><draw:text-box><text:p text:style-name="P60"><text:span text:style-name="T51">ind++;</text:span></text:p></draw:text-box></draw:frame><draw:custom-shape draw:style-name="gr12" draw:text-style-name="P66" svg:width="2.641cm" svg:height="1.415cm" svg:x="14.041cm" svg:y="18.057cm"><text:p text:style-name="P58"><text:span text:style-name="T51">carro</text:span></text:p><draw:enhanced-geometry svg:viewBox="0 0 21600 21600" draw:mirror-horizontal="false" draw:mirror-vertical="false" draw:text-areas="800 800 20800 20800" draw:type="round-rectangular-callout" draw:modifiers="-7901.73564753004 27168.11955168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 draw:text-style-name="P59" xml:id="id10" draw:id="id10" svg:width="1.851cm" svg:height="0.473cm" svg:x="3.023cm" svg:y="24.725cm"><text:p text:style-name="P58"><text:span text:style-name="T49">globus</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4.875cm" svg:y="24.725cm"><text:p text:style-name="P58"><text:span text:style-name="T49">bicicleta</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6.724cm" svg:y="24.725cm"><text:p text:style-name="P58"><text:span text:style-name="T49">carro</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3cm" svg:x="8.573cm" svg:y="24.725cm"><text:p text:style-name="P58"><text:span text:style-name="T49">avió</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3cm" svg:x="10.423cm" svg:y="24.725cm"><text:p text:style-name="P58"><text:span text:style-name="T49">autocar</text:span></text:p><draw:enhanced-geometry svg:viewBox="0 0 21600 21600" draw:mirror-horizontal="false" draw:mirror-vertical="false" draw:type="rectangle" draw:enhanced-path="M 0 0 L 21600 0 21600 21600 0 21600 0 0 Z N"/></draw:custom-shape><draw:frame draw:style-name="gr4" draw:text-style-name="P61" svg:width="3.216cm" svg:height="0.659cm" svg:x="0.101cm" svg:y="24.679cm"><draw:text-box><text:p text:style-name="P60"><text:span text:style-name="T49">MitjansTransport:</text:span></text:p></draw:text-box></draw:frame><draw:custom-shape draw:style-name="gr3" draw:text-style-name="P59" svg:width="1.851cm" svg:height="0.472cm" svg:x="3.025cm" svg:y="22.652cm"><text:p text:style-name="P58"><text:span text:style-name="T49">4</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4.875cm" svg:y="22.652cm"><text:p text:style-name="P58"><text:span text:style-name="T49">3</text:span></text:p><draw:enhanced-geometry svg:viewBox="0 0 21600 21600" draw:mirror-horizontal="false" draw:mirror-vertical="false" draw:type="rectangle" draw:enhanced-path="M 0 0 L 21600 0 21600 21600 0 21600 0 0 Z N"/></draw:custom-shape><draw:custom-shape draw:style-name="gr3" draw:text-style-name="P59" svg:width="1.849cm" svg:height="0.472cm" svg:x="6.724cm" svg:y="22.652cm"><text:p text:style-name="P58"><text:span text:style-name="T49">1</text:span></text:p><draw:enhanced-geometry svg:viewBox="0 0 21600 21600" draw:mirror-horizontal="false" draw:mirror-vertical="false" draw:type="rectangle" draw:enhanced-path="M 0 0 L 21600 0 21600 21600 0 21600 0 0 Z N"/></draw:custom-shape><draw:custom-shape draw:style-name="gr3" draw:text-style-name="P59" svg:width="1.851cm" svg:height="0.472cm" svg:x="8.573cm" svg:y="22.652cm"><text:p text:style-name="P58"><text:span text:style-name="T49">2</text:span></text:p><draw:enhanced-geometry svg:viewBox="0 0 21600 21600" draw:mirror-horizontal="false" draw:mirror-vertical="false" draw:type="rectangle" draw:enhanced-path="M 0 0 L 21600 0 21600 21600 0 21600 0 0 Z N"/></draw:custom-shape><draw:custom-shape draw:style-name="gr3" draw:text-style-name="P59" xml:id="id9" draw:id="id9" svg:width="1.851cm" svg:height="0.472cm" svg:x="10.423cm" svg:y="22.652cm"><text:p text:style-name="P58"><text:span text:style-name="T49">0</text:span></text:p><draw:enhanced-geometry svg:viewBox="0 0 21600 21600" draw:mirror-horizontal="false" draw:mirror-vertical="false" draw:type="rectangle" draw:enhanced-path="M 0 0 L 21600 0 21600 21600 0 21600 0 0 Z N"/></draw:custom-shape><draw:frame draw:style-name="gr5" draw:text-style-name="P61" svg:width="2.878cm" svg:height="0.659cm" svg:x="0.102cm" svg:y="22.604cm"><draw:text-box><text:p text:style-name="P60"><text:span text:style-name="T49">Índex alfabètic:</text:span></text:p></draw:text-box></draw:frame><draw:connector draw:style-name="gr16" draw:text-style-name="P63" draw:type="lines" svg:x1="11.347cm" svg:y1="23.123cm" svg:x2="3.948cm" svg:y2="24.724cm" draw:start-shape="id9" draw:start-glue-point="2" draw:end-shape="id10" draw:end-glue-point="0" svg:d="M11347 23123v499l-7399 601v501" svg:viewBox="0 0 7401 1603"><text:p text:style-name="P62"><text:span text:style-name="T49">posReal</text:span></text:p></draw:connector><draw:line draw:style-name="gr17" draw:text-style-name="P64" svg:x1="11.327cm" svg:y1="21.046cm" svg:x2="11.327cm" svg:y2="22.744cm"><text:p text:style-name="P62"><text:span text:style-name="T50">ind</text:span></text:p></draw:line><draw:custom-shape draw:style-name="gr12" draw:text-style-name="P66" svg:width="2.643cm" svg:height="1.417cm" svg:x="13.758cm" svg:y="22.474cm"><text:p text:style-name="P58"><text:span text:style-name="T51">globus</text:span></text:p><draw:enhanced-geometry svg:viewBox="0 0 21600 21600" draw:mirror-horizontal="false" draw:mirror-vertical="false" draw:text-areas="800 800 20800 20800" draw:type="round-rectangular-callout" draw:modifiers="-3126.88458972648 41668.65671641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draw:style-name="gr18" draw:text-style-name="P64" svg:x1="9.48cm" svg:y1="15.727cm" svg:x2="9.48cm" svg:y2="17.428cm"><text:p text:style-name="P62"><text:span text:style-name="T50">ind</text:span></text:p></draw:line></draw:g><text:soft-page-break/></text:p>
      <text:p text:style-name="P14"><text:soft-page-break/>L'aplicació dels índex pot arribar a ser molt diversa. Per exemple, podríem mantenir una mateixa col·lecció ordenada simultàniament sota diferents criteris i seleccionar l'un o l'altre segons ens convingués. <text:span text:style-name="T24">Seria fàcil mantenir una matriu de dues files per N columnes on a la primera fila hi trobéssim les posicions ordenades en ordre alfabètic ascendent (de la </text:span><text:span text:style-name="T3">a</text:span><text:span text:style-name="T24"> a la </text:span><text:span text:style-name="T3">z</text:span><text:span text:style-name="T24">) dels mitjans de transport i a la segona fila, les posicions ordenades en ordre alfabètic descendent (de la </text:span><text:span text:style-name="T3">z</text:span><text:span text:style-name="T24"> a la </text:span><text:span text:style-name="T3">a</text:span><text:span text:style-name="T24">) <text:s/>dels mateixos mitjans. Llistar els elements en un o altre criteri només significarà seleccionar la fila corresponent <text:s/>del conjunt d'índexs disponibles (la matriu d'índexs).</text:span></text:p>
      <text:p text:style-name="P14"/>
      <text:p text:style-name="P26">Per descomptat, també ens permetria mantenir seleccions excloents de subconjunts de la <text:s/>col·lecció original, potser mitjans terrestres, marítims i aeris, en 3 files diferents de la matriu d'índexs. En funció de l'índex escollit mostraríem uns o altres mitjans.</text:p>
      <text:p text:style-name="P26"/>
      <text:h text:style-name="Heading_20_3" text:outline-level="3">Consells per a la implementació</text:h>
      <text:p text:style-name="P27">Malgrat que en la teoria pot semblar una metodologia relativament fàcil d'implementar, a la pràctica cal ser molt curós per tal d'evitar confondre l'ús de les posicions. Cal deixar molt clar quan treballem amb les posicions relatives als index i quan treballem amb les posicions relatives a les dades. </text:p>
      <text:p text:style-name="P27"/>
      <text:p text:style-name="P27">Per aconseguir-ho us aconsellem un seguit de bones pràctiques que us ajudaran a evitar les errades.</text:p>
      <text:p text:style-name="P27"/>
      <text:list xml:id="list3991192596123743086" text:style-name="L264">
        <text:list-item>
          <text:p text:style-name="P53"><text:span text:style-name="T39">Feu servir noms explícits per referir-vos a unes o altres posicions. </text:span>No useu noms genèrics com <text:span text:style-name="T1">pos</text:span><text:span text:style-name="T6"> o </text:span><text:span text:style-name="T1">posicio</text:span><text:span text:style-name="T6"> doncs no identifica clarament si es tracta de la posició de l'index o de les dades. És preferible fer servir noms com </text:span><text:span text:style-name="T1">posDades</text:span><text:span text:style-name="T6">, </text:span><text:span text:style-name="T1">posIndex</text:span><text:span text:style-name="T6">, </text:span><text:span text:style-name="T1">posIndexNom</text:span><text:span text:style-name="T6">, etc.</text:span></text:p>
          <text:p text:style-name="P53"/>
        </text:list-item>
        <text:list-item>
          <text:p text:style-name="P53">Tingueu funcions específiques que permetin declarar variables locals a fi de reduir el nombre de variables a utilitzar. SI treballeu amb diversos index és preferible fer servir funcions que se'ls pugui indicar l'index a fer servir. Així les posicions utilitzades de l'index i de les dades restarien dins la funció i evitaríem referències errònies. Si per exemple volem obtenir <text:s/>el valor un vector de tipus double, indexat a través d'un vector d'enters, que ocupi la posició n dins l'índex podríem fer una funció semblant a:</text:p>
        </text:list-item>
      </text:list>
      <text:p text:style-name="P38"/>
      <text:p text:style-name="P39">double obtenirValorOrdenatPerIndex(int indexUsat, int posIndex){</text:p>
      <text:p text:style-name="P40"><text:s text:c="5"/>//<text:span text:style-name="T40">obtenim la posició de les dades segons l'index a fer servir </text:span></text:p>
      <text:p text:style-name="P41"><text:s text:c="5"/>//i la posició demanada</text:p>
      <text:p text:style-name="P39"><text:s text:c="5"/>int posDades = vectorIndex[indexUsat][posIndex];</text:p>
      <text:p text:style-name="P39"><text:s text:c="5"/>//<text:span text:style-name="T40">obtenim el valor a parti de la posició real de els dades</text:span></text:p>
      <text:p text:style-name="P39"><text:s text:c="5"/>double valor = vectorDades[posDades];</text:p>
      <text:p text:style-name="P39"><text:s text:c="5"/>return valor:</text:p>
      <text:p text:style-name="P43"/>
      <text:p text:style-name="P39">}</text:p>
      <text:list xml:id="list232107405693605" text:continue-numbering="true" text:style-name="L264">
        <text:list-header>
          <text:p text:style-name="P53"/>
        </text:list-header>
        <text:list-item>
          <text:p text:style-name="P54">Minimitzeu tant com sigui possible la forma d'accedir a les dades. Cal tenir clar si l'accés al vector de dades s'ha de poder fer usant la posició real, la posició d'un index determinat o la posició de qualsevol index. A Cal intentar minimitzar les formes d'accés. Quantes més maneres tinguem, més fàcil serà equivocar-nos. Un forma de sistematitzar l'accés és fer servir funcions que ens obliguin a fer servir un conjunt reduït de formes. Per exemple la funció exemple del punt 2 ens obliga a accedir a les dades fent servir només la posició a un index concret. Evitem així l'accés directe a les dades (us de les posicions reals del vector de les dades).</text:p>
        </text:list-item>
      </text:list>
      <text:p text:style-name="P27"/>
      <text:h text:style-name="Heading_20_2" text:outline-level="2"><text:soft-page-break/>CONSTRUCCIÓ AUTOMÀTICA D'<text:span text:style-name="T37">Í</text:span>NDEX<text:span text:style-name="T37">S</text:span></text:h>
      <text:p text:style-name="P13"/>
      <text:p text:style-name="P15">Serveix d'alguna cosa tot aquest augment de complexitat si hem de demanar a l'usuari que ens entri les posicions de l'índex? Probablement no. De fet, fer-ho representaria segur una font d'errades considerable. <text:span text:style-name="T25">Ara bé, si podem identificar els criteris d'ordenació o selecció de manera que fos possible crear criteris lògics que permetessin automatizar el procés, seria possible deslliurar a l'usuari de la tasca de crear índexs i aleshores potser si que valdria la pena l'increment de complexitat proposat.</text:span></text:p>
      <text:p text:style-name="P15"/>
      <text:p text:style-name="P16">És evident que per poder usar criteris lògics i objectius, la informació necessària haurà de ser precisa i haurà d'estar present, d'alguna manera a les dades de la nostra aplicació. Per exemple, ens resultaria realment difícil crear un índex per seleccionar el tipus de transport (marítim, terrestre o aeri) només amb el seu nom. Haurem doncs de replantejar-nos la informació requerida per l'aplicació si volem automatitzar el procés. Una possible solució seria transformar la col·lecció de paraules en una matriu on les files identifiquessin un mitjà de transport i les columnes algun dels aspectes que el caracteritza; <text:span text:style-name="T26">p</text:span>osem per cas, el nom <text:span text:style-name="T26">i</text:span> el tipus. <text:span text:style-name="T26">La nostra col·lecció original prendria la forma següent:</text:span></text:p>
      <text:p text:style-name="P16"/>
      <text:p text:style-name="P24"><text:bookmark-start text:name="__DdeLink__3491_15403929441"/>{ <text:s/></text:p>
      <text:p text:style-name="P36"><text:span text:style-name="T4">{</text:span><text:span text:style-name="T1">globus, <text:tab/></text:span><text:span text:style-name="T4">aeri},</text:span></text:p>
      <text:p text:style-name="P36"><text:span text:style-name="T4">{</text:span><text:span text:style-name="T1">bicicleta, <text:tab/></text:span><text:span text:style-name="T4">terrestre},</text:span></text:p>
      <text:p text:style-name="P36"><text:span text:style-name="T4">{</text:span><text:span text:style-name="T1">carro, <text:tab/></text:span><text:span text:style-name="T4">terrestre}</text:span><text:span text:style-name="T1">, </text:span></text:p>
      <text:p text:style-name="P36"><text:span text:style-name="T4">{</text:span><text:span text:style-name="T1">avió, <text:tab/></text:span><text:span text:style-name="T4">aeri},</text:span></text:p>
      <text:p text:style-name="P36"><text:span text:style-name="T4">{</text:span><text:span text:style-name="T1">autocar, <text:tab/></text:span><text:span text:style-name="T4">terrestre},</text:span></text:p>
      <text:p text:style-name="P36"><text:span text:style-name="T4">{</text:span><text:span text:style-name="T1">automòbil, <text:tab/></text:span><text:span text:style-name="T4">terrestre}</text:span><text:span text:style-name="T1">, </text:span></text:p>
      <text:p text:style-name="P36"><text:span text:style-name="T4">{</text:span><text:span text:style-name="T1">avioneta, <text:tab/></text:span><text:span text:style-name="T4">aeri},</text:span></text:p>
      <text:p text:style-name="P36"><text:span text:style-name="T4">{</text:span><text:span text:style-name="T1">vaixell, <text:tab/></text:span><text:span text:style-name="T4">marítim},</text:span></text:p>
      <text:p text:style-name="P36"><text:span text:style-name="T4">{</text:span><text:span text:style-name="T1">metro, <text:tab/></text:span><text:span text:style-name="T4">terrestre},</text:span></text:p>
      <text:p text:style-name="P36"><text:span text:style-name="T4">{</text:span><text:span text:style-name="T1">ala delta, <text:tab/></text:span><text:span text:style-name="T4">aeri},</text:span></text:p>
      <text:p text:style-name="P36"><text:span text:style-name="T4">{</text:span><text:span text:style-name="T1">cotxe de cavalls, <text:tab/></text:span><text:span text:style-name="T4">terrestre}</text:span><text:span text:style-name="T1">, </text:span></text:p>
      <text:p text:style-name="P36"><text:span text:style-name="T4">{</text:span><text:span text:style-name="T1">veler, <text:tab/></text:span><text:span text:style-name="T4">marítim},</text:span></text:p>
      <text:p text:style-name="P36"><text:span text:style-name="T4">{</text:span><text:span text:style-name="T1">parapent, <text:tab/></text:span><text:span text:style-name="T4">aeri},</text:span></text:p>
      <text:p text:style-name="P36"><text:span text:style-name="T4">{</text:span><text:span text:style-name="T1">tren, <text:tab/></text:span><text:span text:style-name="T4">terrestre},</text:span></text:p>
      <text:p text:style-name="P36"><text:span text:style-name="T4">{</text:span><text:span text:style-name="T1">bergantí, <text:tab/></text:span><text:span text:style-name="T4">marítim}</text:span></text:p>
      <text:p text:style-name="P42"><text:span text:style-name="T1">}</text:span><text:bookmark-end text:name="__DdeLink__3491_15403929441"/><text:span text:style-name="T1">;</text:span></text:p>
      <text:p text:style-name="P13"/>
      <text:p text:style-name="P17">Us atreviríeu ara a automatitzar el procés de construcció d'un índex de tipus de transports? </text:p>
      <text:p text:style-name="P17"/>
      <text:p text:style-name="P18">Els criteris d'ordenació alfabètica utilitz<text:span text:style-name="T48">en </text:span>informació intrínseca perquè qualsevol llenguatge de programació disposa d'eines per saber si una paraula és alfabèticament anterior o posterior a una altre. En el cas de JAVA, <text:span text:style-name="T27">les dades de tipus String disposen del mètode </text:span><text:span text:style-name="T5">compareTo </text:span><text:span text:style-name="T11">i </text:span><text:span text:style-name="T5">compareToIgnoreCase</text:span><text:span text:style-name="T11"> per a fer aquesta funció. </text:span><text:span text:style-name="T12">El primer compara dues cadenes distingint entre caràcters de lletres majúscules i minúscules. En canvi el segon mètode no en fa distinció.</text:span></text:p>
      <text:p text:style-name="P18"/>
      <text:p text:style-name="P19"><text:span text:style-name="T12">A</text:span><text:span text:style-name="T6">questa eina de comparació funciona de manera que si la primera paraula a comparar és alfabèticament anterior a la segona, el mètode retornarà un valor més petit que zero. És a dir, que es complirà la següent sentència: <text:s/><text:line-break/></text:span><text:span text:style-name="T28"><text:tab/>primeraParaula.compareToIgnoreCase(segonaParaula) &lt; 0</text:span></text:p>
      <text:p text:style-name="P1"/>
      <text:p text:style-name="P19">En canvi, si la primera paraula fos posterior a la segona, el valor retornat seria superior a zero i es compliria:<text:bookmark-start text:name="__DdeLink__3498_1540392944"/><text:span text:style-name="T6"><text:line-break/></text:span><text:span text:style-name="T28"><text:tab/>primeraParaula.compareToIgnoreCase(segonaParaula) &gt; 0</text:span><text:bookmark-end text:name="__DdeLink__3498_1540392944"/></text:p>
      <text:p text:style-name="P1"><text:soft-page-break/></text:p>
      <text:p text:style-name="P19">Per contra, quan ambdues paraules fossin la mateixa, ens retornaria el valor zero. Per tant podrem afirmar que:<text:span text:style-name="T6"><text:line-break/></text:span><text:span text:style-name="T28"><text:tab/>primeraParaula.compareToIgnoreCase(segonaParaula) == 0</text:span></text:p>
      <text:p text:style-name="P25"/>
      <text:p text:style-name="P20">Si us hi fixeu bé no resulta pas difícil veure l'equivalència entre la sentencia condicional a la que estem acostumats: </text:p>
      <text:p text:style-name="P37"><text:span text:style-name="T31">primeraParaula</text:span><text:span text:style-name="T30"> </text:span><text:span text:style-name="T32">&lt;</text:span><text:span text:style-name="T29"> </text:span><text:span text:style-name="T19">segonaParaula</text:span><text:span text:style-name="T30"> </text:span></text:p>
      <text:p text:style-name="P20">i la que el llenguatge JAVA ens proposa: </text:p>
      <text:p text:style-name="P37"><text:span text:style-name="T31">primeraParaula</text:span><text:span text:style-name="T30">.compareToIgnoreCase(</text:span><text:span text:style-name="T19">segonaParaula</text:span><text:span text:style-name="T30">) </text:span><text:span text:style-name="T33">&lt;</text:span><text:span text:style-name="T30"> 0</text:span></text:p>
      <text:p text:style-name="P3"/>
      <text:p text:style-name="P20">Veiem un exemple pràctic que ens permetrà trobar la primera paraula (en ordre alfabètic) d'un conjunt de paraules:</text:p>
      <text:p text:style-name="P20"/>
      <text:p text:style-name="P44"><text:span text:style-name="T20"><text:s text:c="4"/>private</text:span> String <text:span text:style-name="T34">obtenirPrimera</text:span><text:span text:style-name="T35">Parula</text:span>(<text:span text:style-name="T36">String[] </text:span><text:bookmark-start text:name="__DdeLink__3503_1540392944"/><text:span text:style-name="T36">colleccio</text:span><text:bookmark-end text:name="__DdeLink__3503_1540392944"/>) {</text:p>
      <text:p text:style-name="P44"><text:s text:c="8"/>String primera = <text:span text:style-name="T18">colleccio</text:span>[0];</text:p>
      <text:p text:style-name="P44"><text:s text:c="8"/><text:span text:style-name="T20">for</text:span>(<text:span text:style-name="T20">int</text:span> i=<text:span text:style-name="T36">1</text:span>; i&lt;<text:span text:style-name="T18">colleccio</text:span>.<text:span text:style-name="T17">length</text:span>; i++){</text:p>
      <text:p text:style-name="P44"><text:s text:c="12"/><text:span text:style-name="T20">if</text:span>(<text:span text:style-name="T18">colleccio</text:span>[i].compareToIgnoreCase(primera)&lt;0){</text:p>
      <text:p text:style-name="P44"><text:s text:c="16"/>primera=<text:span text:style-name="T18">colleccio</text:span>[i];</text:p>
      <text:p text:style-name="P44"><text:s text:c="12"/>}</text:p>
      <text:p text:style-name="P44"><text:s text:c="8"/>}</text:p>
      <text:p text:style-name="P44"><text:s text:c="8"/><text:span text:style-name="T20">return</text:span> primera;</text:p>
      <text:p text:style-name="P45"><text:s text:c="4"/>}</text:p>
      <text:p text:style-name="P21"/>
      <text:p text:style-name="P21"/>
      <text:p text:style-name="P21">Per a construir de forma automàtica un index d'ordre, podem fer servir qualsevol de les tècniques d'ordenació conegudes adaptades. És a dir que en comptes de moure el valor original dins la col·lecció caldria moure la posició referida per l'índex dins el vector que faci d'índex.</text:p>
      <text:p text:style-name="P21"/>
      <text:p text:style-name="P22">Malgrat tot, gràcies a que l'ús d'índexs no modifiquen l'ordre real de la col·lecció, és possible anar ordenant tots els índexs de forma simultània a mida que afegim dades a la col·lecció <text:span text:style-name="T40">o les modifiquem</text:span>. Mantenir l'ordre de forma permanent, facilita molt la incorporació de nous elements, ja que si partim d'una col·lecció ordenada, el mètode de la bombolla pot simplificar-se moltíssim <text:span text:style-name="T38">intercanviant</text:span> quan calgui (fent-lo ascendir dins l'índex) <text:span text:style-name="T38">únicament </text:span>l'element recent introduït, <text:span text:style-name="T38">doncs la resta ja es troba ordenat.</text:span></text:p>
      <text:p text:style-name="P22"/>
      <text:h text:style-name="Heading_20_3" text:outline-level="3">Mantenir l'ordre de les <text:span text:style-name="T48">dades a mesura que les </text:span>anem afegint</text:h>
      <text:p text:style-name="P23">Veiem de forma gràfica el procés. Suposem que ja partim d'una col·lecció amb 4 valors introduïts i l'index ordenat de forma correcta:</text:p>
      <text:p text:style-name="P23"><draw:g text:anchor-type="paragraph" draw:z-index="1" draw:style-name="gr1"><draw:custom-shape draw:style-name="gr3" draw:text-style-name="P59" xml:id="id18" draw:id="id18" svg:width="1.96cm" svg:height="0.339cm" svg:x="3.101cm" svg:y="1.004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002cm" svg:y="0.97cm"><draw:text-box><text:p text:style-name="P60"><text:span text:style-name="T49">MitjansTransport:</text:span></text:p></draw:text-box></draw:frame><draw:custom-shape draw:style-name="gr3" draw:text-style-name="P59" xml:id="id11" draw:id="id11" svg:width="1.962cm" svg:height="0.343cm" svg:x="3.101cm" svg:y="2.773cm"><text:p text:style-name="P58"><text:span text:style-name="T49">3</text:span></text:p><draw:enhanced-geometry svg:viewBox="0 0 21600 21600" draw:type="rectangle" draw:enhanced-path="M 0 0 L 21600 0 21600 21600 0 21600 0 0 Z N"/></draw:custom-shape><draw:custom-shape draw:style-name="gr3" draw:text-style-name="P59" xml:id="id13" draw:id="id13" svg:width="1.96cm" svg:height="0.343cm" svg:x="6.962cm" svg:y="2.773cm"><text:p text:style-name="P58"><text:span text:style-name="T49">2</text:span></text:p><draw:enhanced-geometry svg:viewBox="0 0 21600 21600" draw:type="rectangle" draw:enhanced-path="M 0 0 L 21600 0 21600 21600 0 21600 0 0 Z N"/></draw:custom-shape><draw:custom-shape draw:style-name="gr3" draw:text-style-name="P59" xml:id="id15" draw:id="id15" svg:width="1.96cm" svg:height="0.343cm" svg:x="5.022cm" svg:y="2.773cm"><text:p text:style-name="P58"><text:span text:style-name="T49">1</text:span></text:p><draw:enhanced-geometry svg:viewBox="0 0 21600 21600" draw:type="rectangle" draw:enhanced-path="M 0 0 L 21600 0 21600 21600 0 21600 0 0 Z N"/></draw:custom-shape><draw:custom-shape draw:style-name="gr3" draw:text-style-name="P59" xml:id="id17" draw:id="id17" svg:width="1.96cm" svg:height="0.345cm" svg:x="8.982cm" svg:y="2.771cm"><text:p text:style-name="P58"><text:span text:style-name="T49">0</text:span></text:p><draw:enhanced-geometry svg:viewBox="0 0 21600 21600" draw:type="rectangle" draw:enhanced-path="M 0 0 L 21600 0 21600 21600 0 21600 0 0 Z N"/></draw:custom-shape><draw:custom-shape draw:style-name="gr19" draw:text-style-name="P59" svg:width="1.96cm" svg:height="0.343cm" svg:x="10.942cm" svg:y="2.773cm"><text:p/><draw:enhanced-geometry svg:viewBox="0 0 21600 21600" draw:type="rectangle" draw:enhanced-path="M 0 0 L 21600 0 21600 21600 0 21600 0 0 Z N"/></draw:custom-shape><draw:frame draw:style-name="gr5" draw:text-style-name="P61" svg:width="2.878cm" svg:height="0.659cm" svg:x="0.004cm" svg:y="2.739cm"><draw:text-box><text:p text:style-name="P60"><text:span text:style-name="T49">Índex alfabètic:</text:span></text:p></draw:text-box></draw:frame><draw:connector draw:style-name="gr20" draw:text-style-name="P63" draw:type="lines" svg:x1="4.082cm" svg:y1="2.773cm" svg:x2="9.961cm" svg:y2="1.342cm" draw:start-shape="id11" draw:start-glue-point="0" draw:end-shape="id12" draw:end-glue-point="2" svg:d="M4082 2773v-501l5879-429v-501" svg:viewBox="0 0 5881 1432"><text:p/></draw:connector><draw:custom-shape draw:style-name="gr3" draw:text-style-name="P59" xml:id="id16" draw:id="id16" svg:width="1.96cm" svg:height="0.339cm" svg:x="5.063cm" svg:y="1.004cm"><text:p text:style-name="P58"><text:span text:style-name="T49">bicicleta</text:span></text:p><draw:enhanced-geometry svg:viewBox="0 0 21600 21600" draw:type="rectangle" draw:enhanced-path="M 0 0 L 21600 0 21600 21600 0 21600 0 0 Z N"/></draw:custom-shape><draw:custom-shape draw:style-name="gr3" draw:text-style-name="P59" xml:id="id14" draw:id="id14" svg:width="1.96cm" svg:height="0.339cm" svg:x="7.022cm" svg:y="1.004cm"><text:p text:style-name="P58"><text:span text:style-name="T49">cotxe</text:span></text:p><draw:enhanced-geometry svg:viewBox="0 0 21600 21600" draw:type="rectangle" draw:enhanced-path="M 0 0 L 21600 0 21600 21600 0 21600 0 0 Z N"/></draw:custom-shape><draw:custom-shape draw:style-name="gr3" draw:text-style-name="P59" xml:id="id12" draw:id="id12" svg:width="1.96cm" svg:height="0.339cm" svg:x="8.982cm" svg:y="1.004cm"><text:p text:style-name="P58"><text:span text:style-name="T49">avió</text:span></text:p><draw:enhanced-geometry svg:viewBox="0 0 21600 21600" draw:type="rectangle" draw:enhanced-path="M 0 0 L 21600 0 21600 21600 0 21600 0 0 Z N"/></draw:custom-shape><draw:custom-shape draw:style-name="gr19" draw:text-style-name="P67" svg:width="1.96cm" svg:height="0.339cm" svg:x="10.942cm" svg:y="1.004cm"><text:p/><draw:enhanced-geometry svg:viewBox="0 0 21600 21600" draw:type="rectangle" draw:enhanced-path="M 0 0 L 21600 0 21600 21600 0 21600 0 0 Z N"/></draw:custom-shape><draw:connector draw:style-name="gr20" draw:text-style-name="P63" draw:type="lines" svg:x1="7.941cm" svg:y1="2.773cm" svg:x2="8.001cm" svg:y2="1.342cm" draw:start-shape="id13" draw:start-glue-point="0" draw:end-shape="id14" draw:end-glue-point="2" svg:d="M7941 2773v-501l60-429v-501" svg:viewBox="0 0 62 1432"><text:p/></draw:connector><draw:connector draw:style-name="gr20" draw:text-style-name="P63" draw:type="lines" svg:x1="6.001cm" svg:y1="2.773cm" svg:x2="6.041cm" svg:y2="1.342cm" draw:start-shape="id15" draw:start-glue-point="0" draw:end-shape="id16" draw:end-glue-point="2" svg:d="M6001 2773v-501l40-429v-501" svg:viewBox="0 0 42 1432"><text:p/></draw:connector><draw:connector draw:style-name="gr20" draw:text-style-name="P63" draw:type="lines" svg:x1="9.961cm" svg:y1="2.771cm" svg:x2="4.08cm" svg:y2="1.342cm" draw:start-shape="id17" draw:start-glue-point="0" draw:end-shape="id18" draw:end-glue-point="2" svg:d="M9961 2771v-503l-5881-397v-529" svg:viewBox="0 0 5883 1431"><text:p/></draw:connector><draw:frame draw:style-name="gr21" draw:text-style-name="P68" svg:width="7.469cm" svg:height="0.74cm" svg:x="4.502cm" svg:y="0.12cm"><draw:text-box><text:p text:style-name="P60"><text:span text:style-name="T52">Punt de partida amb índex ordenat</text:span></text:p></draw:text-box></draw:frame></draw:g></text:p>
      <text:p text:style-name="P23">Si volem afegir una nova paraula, caldrà posar-la al final de la col·lecció i inserir la posició a l'index.</text:p>
      <text:p text:style-name="P3"><text:soft-page-break/></text:p>
      <text:p text:style-name="P23"><draw:g text:anchor-type="paragraph" draw:z-index="2" draw:style-name="gr1"><draw:line draw:style-name="gr22" draw:text-style-name="P69" svg:x1="11.901cm" svg:y1="0.001cm" svg:x2="11.901cm" svg:y2="2.337cm"><text:p text:style-name="P62"><text:span text:style-name="T53">posRealOnAfegir</text:span></text:p></draw:line><draw:frame draw:style-name="gr23" draw:text-style-name="P68" svg:width="5.682cm" svg:height="0.74cm" svg:x="4.5cm" svg:y="0.073cm"><draw:text-box><text:p text:style-name="P60"><text:span text:style-name="T52">Afegim la paraula «carro»</text:span></text:p></draw:text-box></draw:frame><draw:custom-shape draw:style-name="gr3" draw:text-style-name="P59" xml:id="id26" draw:id="id26" svg:width="1.96cm" svg:height="0.355cm" svg:x="3.203cm" svg:y="2.267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104cm" svg:y="2.233cm"><draw:text-box><text:p text:style-name="P60"><text:span text:style-name="T49">MitjansTransport:</text:span></text:p></draw:text-box></draw:frame><draw:custom-shape draw:style-name="gr3" draw:text-style-name="P59" xml:id="id19" draw:id="id19" svg:width="1.96cm" svg:height="0.354cm" svg:x="3.203cm" svg:y="4.108cm"><text:p text:style-name="P58"><text:span text:style-name="T49">3</text:span></text:p><draw:enhanced-geometry svg:viewBox="0 0 21600 21600" draw:type="rectangle" draw:enhanced-path="M 0 0 L 21600 0 21600 21600 0 21600 0 0 Z N"/></draw:custom-shape><draw:custom-shape draw:style-name="gr3" draw:text-style-name="P59" xml:id="id21" draw:id="id21" svg:width="1.96cm" svg:height="0.354cm" svg:x="5.165cm" svg:y="4.108cm"><text:p text:style-name="P58"><text:span text:style-name="T49">1</text:span></text:p><draw:enhanced-geometry svg:viewBox="0 0 21600 21600" draw:type="rectangle" draw:enhanced-path="M 0 0 L 21600 0 21600 21600 0 21600 0 0 Z N"/></draw:custom-shape><draw:custom-shape draw:style-name="gr3" draw:text-style-name="P59" xml:id="id23" draw:id="id23" svg:width="1.96cm" svg:height="0.354cm" svg:x="7.125cm" svg:y="4.108cm"><text:p text:style-name="P58"><text:span text:style-name="T49">2</text:span></text:p><draw:enhanced-geometry svg:viewBox="0 0 21600 21600" draw:type="rectangle" draw:enhanced-path="M 0 0 L 21600 0 21600 21600 0 21600 0 0 Z N"/></draw:custom-shape><draw:custom-shape draw:style-name="gr3" draw:text-style-name="P59" xml:id="id25" draw:id="id25" svg:width="1.96cm" svg:height="0.354cm" svg:x="9.084cm" svg:y="4.108cm"><text:p text:style-name="P58"><text:span text:style-name="T49">0</text:span></text:p><draw:enhanced-geometry svg:viewBox="0 0 21600 21600" draw:type="rectangle" draw:enhanced-path="M 0 0 L 21600 0 21600 21600 0 21600 0 0 Z N"/></draw:custom-shape><draw:custom-shape draw:style-name="gr3" draw:text-style-name="P67" svg:width="1.96cm" svg:height="0.354cm" svg:x="11.044cm" svg:y="4.108cm"><text:p text:style-name="P58"><text:span text:style-name="T54">4</text:span></text:p><draw:enhanced-geometry svg:viewBox="0 0 21600 21600" draw:type="rectangle" draw:enhanced-path="M 0 0 L 21600 0 21600 21600 0 21600 0 0 Z N"/></draw:custom-shape><draw:frame draw:style-name="gr5" draw:text-style-name="P61" svg:width="2.878cm" svg:height="0.659cm" svg:x="0.104cm" svg:y="4.073cm"><draw:text-box><text:p text:style-name="P60"><text:span text:style-name="T49">Índex alfabètic:</text:span></text:p></draw:text-box></draw:frame><draw:connector draw:style-name="gr24" draw:text-style-name="P63" draw:type="lines" svg:x1="4.182cm" svg:y1="4.108cm" svg:x2="10.063cm" svg:y2="2.621cm" draw:start-shape="id19" draw:start-glue-point="0" draw:end-shape="id20" draw:end-glue-point="2" svg:d="M4182 4108v-501l5881-487v-499" svg:viewBox="0 0 5883 1489"><text:p/></draw:connector><draw:frame draw:style-name="gr25" draw:text-style-name="P61" svg:width="4.416cm" svg:height="0.659cm" svg:x="0.002cm" svg:y="1.134cm"><draw:text-box><text:p text:style-name="P60"><text:span text:style-name="T49">posicioRealOnAfegir = 4;</text:span></text:p></draw:text-box></draw:frame><draw:custom-shape draw:style-name="gr3" draw:text-style-name="P59" xml:id="id22" draw:id="id22" svg:width="1.96cm" svg:height="0.355cm" svg:x="5.165cm" svg:y="2.267cm"><text:p text:style-name="P58"><text:span text:style-name="T49">bicicleta</text:span></text:p><draw:enhanced-geometry svg:viewBox="0 0 21600 21600" draw:type="rectangle" draw:enhanced-path="M 0 0 L 21600 0 21600 21600 0 21600 0 0 Z N"/></draw:custom-shape><draw:custom-shape draw:style-name="gr3" draw:text-style-name="P59" xml:id="id24" draw:id="id24" svg:width="1.96cm" svg:height="0.355cm" svg:x="7.125cm" svg:y="2.267cm"><text:p text:style-name="P58"><text:span text:style-name="T49">cotxe</text:span></text:p><draw:enhanced-geometry svg:viewBox="0 0 21600 21600" draw:type="rectangle" draw:enhanced-path="M 0 0 L 21600 0 21600 21600 0 21600 0 0 Z N"/></draw:custom-shape><draw:custom-shape draw:style-name="gr3" draw:text-style-name="P59" xml:id="id20" draw:id="id20" svg:width="1.96cm" svg:height="0.355cm" svg:x="9.084cm" svg:y="2.267cm"><text:p text:style-name="P58"><text:span text:style-name="T49">avió</text:span></text:p><draw:enhanced-geometry svg:viewBox="0 0 21600 21600" draw:type="rectangle" draw:enhanced-path="M 0 0 L 21600 0 21600 21600 0 21600 0 0 Z N"/></draw:custom-shape><draw:custom-shape draw:style-name="gr3" draw:text-style-name="P67" svg:width="1.96cm" svg:height="0.355cm" svg:x="11.044cm" svg:y="2.267cm"><text:p text:style-name="P58"><text:span text:style-name="T54">carro</text:span></text:p><draw:enhanced-geometry svg:viewBox="0 0 21600 21600" draw:type="rectangle" draw:enhanced-path="M 0 0 L 21600 0 21600 21600 0 21600 0 0 Z N"/></draw:custom-shape><draw:connector draw:style-name="gr26" draw:text-style-name="P63" draw:type="lines" svg:x1="6.144cm" svg:y1="4.108cm" svg:x2="6.144cm" svg:y2="2.621cm" draw:start-shape="id21" draw:start-glue-point="0" draw:end-shape="id22" draw:end-glue-point="2" svg:d="M6144 4108v-501-487-499" svg:viewBox="0 0 2 1489"><text:p/></draw:connector><draw:connector draw:style-name="gr27" draw:text-style-name="P63" draw:type="lines" svg:x1="8.104cm" svg:y1="4.108cm" svg:x2="8.104cm" svg:y2="2.621cm" draw:start-shape="id23" draw:start-glue-point="0" draw:end-shape="id24" draw:end-glue-point="2" svg:d="M8104 4108v-501-487-499" svg:viewBox="0 0 2 1489"><text:p/></draw:connector><draw:connector draw:style-name="gr28" draw:text-style-name="P63" draw:type="lines" svg:x1="10.063cm" svg:y1="4.108cm" svg:x2="4.182cm" svg:y2="2.621cm" draw:start-shape="id25" draw:start-glue-point="0" draw:end-shape="id26" draw:end-glue-point="2" svg:d="M10063 4108v-501l-5881-466v-520" svg:viewBox="0 0 5883 1489"><text:p/></draw:connector><draw:line draw:style-name="gr29" draw:text-style-name="P70" svg:x1="12cm" svg:y1="6.584cm" svg:x2="12cm" svg:y2="4.46cm"><text:p text:style-name="P62"><text:span text:style-name="T55">posALIndex</text:span></text:p></draw:line><draw:frame draw:style-name="gr30" draw:text-style-name="P61" svg:width="2.946cm" svg:height="0.659cm" svg:x="0.101cm" svg:y="5.204cm"><draw:text-box><text:p text:style-name="P60"><text:span text:style-name="T49">posAlIndex = 4;</text:span></text:p></draw:text-box></draw:frame></draw:g></text:p>
      <text:p text:style-name="P23">Seguidament caldrà anar comparant amb la paraula situada a la posició anterior de l'index, fent ascendir la nova introducció fins que ja no calgui.</text:p>
      <text:p text:style-name="P3"/>
      <text:p text:style-name="P3"/>
      <text:p text:style-name="P3"><draw:g text:anchor-type="paragraph" draw:z-index="3" draw:style-name="gr1"><draw:custom-shape draw:style-name="gr3" draw:text-style-name="P59" xml:id="id34" draw:id="id34" svg:width="1.96cm" svg:height="0.327cm" svg:x="3.203cm" svg:y="2.235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104cm" svg:y="2.203cm"><draw:text-box><text:p text:style-name="P60"><text:span text:style-name="T49">MitjansTransport:</text:span></text:p></draw:text-box></draw:frame><draw:custom-shape draw:style-name="gr3" draw:text-style-name="P59" xml:id="id27" draw:id="id27" svg:width="1.96cm" svg:height="0.329cm" svg:x="3.203cm" svg:y="4.269cm"><text:p text:style-name="P58"><text:span text:style-name="T49">3</text:span></text:p><draw:enhanced-geometry svg:viewBox="0 0 21600 21600" draw:type="rectangle" draw:enhanced-path="M 0 0 L 21600 0 21600 21600 0 21600 0 0 Z N"/></draw:custom-shape><draw:custom-shape draw:style-name="gr3" draw:text-style-name="P59" xml:id="id29" draw:id="id29" svg:width="1.96cm" svg:height="0.329cm" svg:x="5.165cm" svg:y="4.269cm"><text:p text:style-name="P58"><text:span text:style-name="T49">1</text:span></text:p><draw:enhanced-geometry svg:viewBox="0 0 21600 21600" draw:type="rectangle" draw:enhanced-path="M 0 0 L 21600 0 21600 21600 0 21600 0 0 Z N"/></draw:custom-shape><draw:custom-shape draw:style-name="gr3" draw:text-style-name="P59" xml:id="id31" draw:id="id31" svg:width="1.96cm" svg:height="0.329cm" svg:x="7.125cm" svg:y="4.269cm"><text:p text:style-name="P58"><text:span text:style-name="T49">2</text:span></text:p><draw:enhanced-geometry svg:viewBox="0 0 21600 21600" draw:type="rectangle" draw:enhanced-path="M 0 0 L 21600 0 21600 21600 0 21600 0 0 Z N"/></draw:custom-shape><draw:custom-shape draw:style-name="gr3" draw:text-style-name="P59" xml:id="id33" draw:id="id33" svg:width="1.962cm" svg:height="0.331cm" svg:x="11.183cm" svg:y="4.267cm"><text:p text:style-name="P58"><text:span text:style-name="T49">0</text:span></text:p><draw:enhanced-geometry svg:viewBox="0 0 21600 21600" draw:type="rectangle" draw:enhanced-path="M 0 0 L 21600 0 21600 21600 0 21600 0 0 Z N"/></draw:custom-shape><draw:custom-shape draw:style-name="gr3" draw:text-style-name="P67" xml:id="id35" draw:id="id35" svg:width="1.96cm" svg:height="0.329cm" svg:x="9.144cm" svg:y="4.269cm"><text:p text:style-name="P58"><text:span text:style-name="T54">4</text:span></text:p><draw:enhanced-geometry svg:viewBox="0 0 21600 21600" draw:type="rectangle" draw:enhanced-path="M 0 0 L 21600 0 21600 21600 0 21600 0 0 Z N"/></draw:custom-shape><draw:frame draw:style-name="gr5" draw:text-style-name="P61" svg:width="2.878cm" svg:height="0.659cm" svg:x="0.104cm" svg:y="4.237cm"><draw:text-box><text:p text:style-name="P60"><text:span text:style-name="T49">Índex alfabètic:</text:span></text:p></draw:text-box></draw:frame><draw:connector draw:style-name="gr31" draw:text-style-name="P63" draw:type="lines" svg:x1="4.182cm" svg:y1="4.269cm" svg:x2="10.063cm" svg:y2="2.561cm" draw:start-shape="id27" draw:start-glue-point="0" draw:end-shape="id28" draw:end-glue-point="2" svg:d="M4182 4269v-501l5881-708v-499" svg:viewBox="0 0 5883 1709"><text:p/></draw:connector><draw:line draw:style-name="gr32" draw:text-style-name="P69" svg:x1="11.901cm" svg:y1="0.134cm" svg:x2="11.901cm" svg:y2="2.299cm"><text:p text:style-name="P62"><text:span text:style-name="T53">posRealOnAfegir</text:span></text:p></draw:line><draw:frame draw:style-name="gr25" draw:text-style-name="P61" svg:width="4.416cm" svg:height="0.659cm" svg:x="0.002cm" svg:y="1.186cm"><draw:text-box><text:p text:style-name="P60"><text:span text:style-name="T49">posicioRealOnAfegir = 4;</text:span></text:p></draw:text-box></draw:frame><draw:custom-shape draw:style-name="gr3" draw:text-style-name="P59" xml:id="id30" draw:id="id30" svg:width="1.96cm" svg:height="0.327cm" svg:x="5.165cm" svg:y="2.235cm"><text:p text:style-name="P58"><text:span text:style-name="T49">bicicleta</text:span></text:p><draw:enhanced-geometry svg:viewBox="0 0 21600 21600" draw:type="rectangle" draw:enhanced-path="M 0 0 L 21600 0 21600 21600 0 21600 0 0 Z N"/></draw:custom-shape><draw:custom-shape draw:style-name="gr3" draw:text-style-name="P59" xml:id="id32" draw:id="id32" svg:width="1.96cm" svg:height="0.327cm" svg:x="7.125cm" svg:y="2.235cm"><text:p text:style-name="P58"><text:span text:style-name="T49">cotxe</text:span></text:p><draw:enhanced-geometry svg:viewBox="0 0 21600 21600" draw:type="rectangle" draw:enhanced-path="M 0 0 L 21600 0 21600 21600 0 21600 0 0 Z N"/></draw:custom-shape><draw:custom-shape draw:style-name="gr3" draw:text-style-name="P59" xml:id="id28" draw:id="id28" svg:width="1.96cm" svg:height="0.327cm" svg:x="9.084cm" svg:y="2.235cm"><text:p text:style-name="P58"><text:span text:style-name="T49">avió</text:span></text:p><draw:enhanced-geometry svg:viewBox="0 0 21600 21600" draw:type="rectangle" draw:enhanced-path="M 0 0 L 21600 0 21600 21600 0 21600 0 0 Z N"/></draw:custom-shape><draw:custom-shape draw:style-name="gr3" draw:text-style-name="P67" xml:id="id36" draw:id="id36" svg:width="1.96cm" svg:height="0.327cm" svg:x="11.044cm" svg:y="2.235cm"><text:p text:style-name="P58"><text:span text:style-name="T54">carro</text:span></text:p><draw:enhanced-geometry svg:viewBox="0 0 21600 21600" draw:type="rectangle" draw:enhanced-path="M 0 0 L 21600 0 21600 21600 0 21600 0 0 Z N"/></draw:custom-shape><draw:frame draw:style-name="gr33" draw:text-style-name="P71" svg:width="8.482cm" svg:height="1.227cm" svg:x="3.001cm" svg:y="0.002cm"><draw:text-box><text:p text:style-name="P58"><text:span text:style-name="T52">Comparem amb la paraula anterior dins</text:span></text:p><text:p text:style-name="P58"><text:span text:style-name="T52"><text:s/></text:span><text:span text:style-name="T52">l'índex i intercanviem si cal</text:span></text:p></draw:text-box></draw:frame><draw:connector draw:style-name="gr34" draw:text-style-name="P63" draw:type="lines" svg:x1="6.144cm" svg:y1="4.269cm" svg:x2="6.144cm" svg:y2="2.561cm" draw:start-shape="id29" draw:start-glue-point="0" draw:end-shape="id30" draw:end-glue-point="2" svg:d="M6144 4269v-501-708-499" svg:viewBox="0 0 2 1709"><text:p/></draw:connector><draw:connector draw:style-name="gr35" draw:text-style-name="P63" draw:type="lines" svg:x1="8.104cm" svg:y1="4.269cm" svg:x2="8.104cm" svg:y2="2.561cm" draw:start-shape="id31" draw:start-glue-point="0" draw:end-shape="id32" draw:end-glue-point="2" svg:d="M8104 4269v-501-708-499" svg:viewBox="0 0 2 1709"><text:p/></draw:connector><draw:connector draw:style-name="gr36" draw:text-style-name="P63" draw:type="lines" svg:x1="12.164cm" svg:y1="4.267cm" svg:x2="4.182cm" svg:y2="2.561cm" draw:start-shape="id33" draw:start-glue-point="0" draw:end-shape="id34" draw:end-glue-point="2" svg:d="M12164 4267v-503l-7982-668v-535" svg:viewBox="0 0 7983 1707"><text:p/></draw:connector><draw:line draw:style-name="gr37" draw:text-style-name="P70" svg:x1="10.1cm" svg:y1="6.564cm" svg:x2="10.1cm" svg:y2="4.595cm"><text:p text:style-name="P62"><text:span text:style-name="T55">posALIndex</text:span></text:p></draw:line><draw:frame draw:style-name="gr30" draw:text-style-name="P61" svg:width="2.946cm" svg:height="0.659cm" svg:x="0.101cm" svg:y="5.285cm"><draw:text-box><text:p text:style-name="P60"><text:span text:style-name="T49">posAlIndex = 3;</text:span></text:p></draw:text-box></draw:frame><draw:connector draw:style-name="gr38" draw:text-style-name="P63" draw:type="lines" svg:x1="10.123cm" svg:y1="4.269cm" svg:x2="12.023cm" svg:y2="2.561cm" draw:start-shape="id35" draw:start-glue-point="0" draw:end-shape="id36" draw:end-glue-point="2" svg:d="M10123 4269v-501l1900-708v-499" svg:viewBox="0 0 1901 1709"><text:p/></draw:connector></draw:g><draw:g text:anchor-type="paragraph" draw:z-index="4" draw:style-name="gr1"><draw:custom-shape draw:style-name="gr3" draw:text-style-name="P59" xml:id="id44" draw:id="id44" svg:width="1.96cm" svg:height="0.352cm" svg:x="3.217cm" svg:y="10.31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118cm" svg:y="10.274cm"><draw:text-box><text:p text:style-name="P60"><text:span text:style-name="T49">MitjansTransport:</text:span></text:p></draw:text-box></draw:frame><draw:custom-shape draw:style-name="gr3" draw:text-style-name="P59" xml:id="id37" draw:id="id37" svg:width="1.96cm" svg:height="0.352cm" svg:x="3.217cm" svg:y="12.484cm"><text:p text:style-name="P58"><text:span text:style-name="T49">3</text:span></text:p><draw:enhanced-geometry svg:viewBox="0 0 21600 21600" draw:type="rectangle" draw:enhanced-path="M 0 0 L 21600 0 21600 21600 0 21600 0 0 Z N"/></draw:custom-shape><draw:custom-shape draw:style-name="gr3" draw:text-style-name="P59" xml:id="id39" draw:id="id39" svg:width="1.96cm" svg:height="0.352cm" svg:x="5.179cm" svg:y="12.484cm"><text:p text:style-name="P58"><text:span text:style-name="T49">1</text:span></text:p><draw:enhanced-geometry svg:viewBox="0 0 21600 21600" draw:type="rectangle" draw:enhanced-path="M 0 0 L 21600 0 21600 21600 0 21600 0 0 Z N"/></draw:custom-shape><draw:custom-shape draw:style-name="gr3" draw:text-style-name="P59" xml:id="id41" draw:id="id41" svg:width="1.96cm" svg:height="0.352cm" svg:x="9.164cm" svg:y="12.484cm"><text:p text:style-name="P58"><text:span text:style-name="T49">2</text:span></text:p><draw:enhanced-geometry svg:viewBox="0 0 21600 21600" draw:type="rectangle" draw:enhanced-path="M 0 0 L 21600 0 21600 21600 0 21600 0 0 Z N"/></draw:custom-shape><draw:custom-shape draw:style-name="gr3" draw:text-style-name="P59" xml:id="id43" draw:id="id43" svg:width="1.962cm" svg:height="0.354cm" svg:x="11.16cm" svg:y="12.483cm"><text:p text:style-name="P58"><text:span text:style-name="T49">0</text:span></text:p><draw:enhanced-geometry svg:viewBox="0 0 21600 21600" draw:type="rectangle" draw:enhanced-path="M 0 0 L 21600 0 21600 21600 0 21600 0 0 Z N"/></draw:custom-shape><draw:custom-shape draw:style-name="gr3" draw:text-style-name="P67" xml:id="id45" draw:id="id45" svg:width="1.96cm" svg:height="0.352cm" svg:x="7.158cm" svg:y="12.484cm"><text:p text:style-name="P58"><text:span text:style-name="T54">4</text:span></text:p><draw:enhanced-geometry svg:viewBox="0 0 21600 21600" draw:type="rectangle" draw:enhanced-path="M 0 0 L 21600 0 21600 21600 0 21600 0 0 Z N"/></draw:custom-shape><draw:frame draw:style-name="gr5" draw:text-style-name="P61" svg:width="2.878cm" svg:height="0.659cm" svg:x="0.118cm" svg:y="12.449cm"><draw:text-box><text:p text:style-name="P60"><text:span text:style-name="T49">Índex alfabètic:</text:span></text:p></draw:text-box></draw:frame><draw:connector draw:style-name="gr39" draw:text-style-name="P63" draw:type="lines" svg:x1="4.196cm" svg:y1="12.485cm" svg:x2="10.077cm" svg:y2="10.661cm" draw:start-shape="id37" draw:start-glue-point="0" draw:end-shape="id38" draw:end-glue-point="2" svg:d="M4196 12485v-503l5881-822v-499" svg:viewBox="0 0 5883 1826"><text:p/></draw:connector><draw:line draw:style-name="gr40" draw:text-style-name="P69" svg:x1="11.915cm" svg:y1="8.061cm" svg:x2="11.915cm" svg:y2="10.375cm"><text:p text:style-name="P62"><text:span text:style-name="T53">posRealOnAfegir</text:span></text:p></draw:line><draw:frame draw:style-name="gr25" draw:text-style-name="P61" svg:width="4.416cm" svg:height="0.659cm" svg:x="0.016cm" svg:y="9.188cm"><draw:text-box><text:p text:style-name="P60"><text:span text:style-name="T49">posicioRealOnAfegir = 4;</text:span></text:p></draw:text-box></draw:frame><draw:custom-shape draw:style-name="gr3" draw:text-style-name="P59" xml:id="id40" draw:id="id40" svg:width="1.96cm" svg:height="0.352cm" svg:x="5.179cm" svg:y="10.31cm"><text:p text:style-name="P58"><text:span text:style-name="T49">bicicleta</text:span></text:p><draw:enhanced-geometry svg:viewBox="0 0 21600 21600" draw:type="rectangle" draw:enhanced-path="M 0 0 L 21600 0 21600 21600 0 21600 0 0 Z N"/></draw:custom-shape><draw:custom-shape draw:style-name="gr3" draw:text-style-name="P59" xml:id="id42" draw:id="id42" svg:width="1.96cm" svg:height="0.352cm" svg:x="7.139cm" svg:y="10.31cm"><text:p text:style-name="P58"><text:span text:style-name="T49">cotxe</text:span></text:p><draw:enhanced-geometry svg:viewBox="0 0 21600 21600" draw:type="rectangle" draw:enhanced-path="M 0 0 L 21600 0 21600 21600 0 21600 0 0 Z N"/></draw:custom-shape><draw:custom-shape draw:style-name="gr3" draw:text-style-name="P59" xml:id="id38" draw:id="id38" svg:width="1.96cm" svg:height="0.352cm" svg:x="9.098cm" svg:y="10.31cm"><text:p text:style-name="P58"><text:span text:style-name="T49">avió</text:span></text:p><draw:enhanced-geometry svg:viewBox="0 0 21600 21600" draw:mirror-horizontal="false" draw:mirror-vertical="false" draw:type="rectangle" draw:enhanced-path="M 0 0 L 21600 0 21600 21600 0 21600 0 0 Z N"/></draw:custom-shape><draw:custom-shape draw:style-name="gr3" draw:text-style-name="P67" xml:id="id46" draw:id="id46" svg:width="1.96cm" svg:height="0.352cm" svg:x="11.058cm" svg:y="10.31cm"><text:p text:style-name="P58"><text:span text:style-name="T54">carro</text:span></text:p><draw:enhanced-geometry svg:viewBox="0 0 21600 21600" draw:type="rectangle" draw:enhanced-path="M 0 0 L 21600 0 21600 21600 0 21600 0 0 Z N"/></draw:custom-shape><draw:frame draw:style-name="gr41" draw:text-style-name="P71" svg:width="7.869cm" svg:height="1.227cm" svg:x="3.015cm" svg:y="7.923cm"><draw:text-box><text:p text:style-name="P58"><text:span text:style-name="T52">Repetim comparació amb la paraula </text:span></text:p><text:p text:style-name="P58"><text:span text:style-name="T52">anterior i intercanviem si cal</text:span></text:p></draw:text-box></draw:frame><draw:connector draw:style-name="gr42" draw:text-style-name="P63" draw:type="lines" svg:x1="6.158cm" svg:y1="12.485cm" svg:x2="6.158cm" svg:y2="10.661cm" draw:start-shape="id39" draw:start-glue-point="0" draw:end-shape="id40" draw:end-glue-point="2" svg:d="M6158 12485v-503-822-499" svg:viewBox="0 0 2 1826"><text:p/></draw:connector><draw:connector draw:style-name="gr43" draw:text-style-name="P63" draw:type="lines" svg:x1="10.143cm" svg:y1="12.485cm" svg:x2="8.118cm" svg:y2="10.661cm" draw:start-shape="id41" draw:start-glue-point="0" draw:end-shape="id42" draw:end-glue-point="2" svg:d="M10143 12485v-503l-2025-822v-499" svg:viewBox="0 0 2027 1826"><text:p/></draw:connector><draw:connector draw:style-name="gr44" draw:text-style-name="P63" draw:type="lines" svg:x1="12.141cm" svg:y1="12.483cm" svg:x2="4.196cm" svg:y2="10.661cm" draw:start-shape="id43" draw:start-glue-point="0" draw:end-shape="id44" draw:end-glue-point="2" svg:d="M12141 12483v-501l-7945-799v-522" svg:viewBox="0 0 7946 1824"><text:p/></draw:connector><draw:line draw:style-name="gr45" draw:text-style-name="P70" svg:x1="8.114cm" svg:y1="14.937cm" svg:x2="8.114cm" svg:y2="12.833cm"><text:p text:style-name="P62"><text:span text:style-name="T55">posALIndex</text:span></text:p></draw:line><draw:frame draw:style-name="gr30" draw:text-style-name="P61" svg:width="2.946cm" svg:height="0.659cm" svg:x="0.115cm" svg:y="13.569cm"><draw:text-box><text:p text:style-name="P60"><text:span text:style-name="T49">posAlIndex = 2;</text:span></text:p></draw:text-box></draw:frame><draw:connector draw:style-name="gr46" draw:text-style-name="P63" draw:type="lines" svg:x1="8.137cm" svg:y1="12.485cm" svg:x2="12.037cm" svg:y2="10.661cm" draw:start-shape="id45" draw:start-glue-point="0" draw:end-shape="id46" draw:end-glue-point="2" svg:d="M8137 12485v-503l3900-822v-499" svg:viewBox="0 0 3902 1826"><text:p/></draw:connector></draw:g></text:p>
      <text:p text:style-name="P3"/>
      <text:p text:style-name="P3"/>
      <text:p text:style-name="P3"/>
      <text:p text:style-name="P29"><text:soft-page-break/>En repetir la comparació constatarem que la paraula anterior es troba a la posició correcta i no fa falta intercanviar. Donarem per acabada la inserció de la paraula. En cas que haguéssim de mantenir <text:s/>més d'un índex repetiríem la operació tantes vegades com índexs tinguéssim.</text:p>
      <text:p text:style-name="P5"/>
      <text:h text:style-name="Heading_20_3" text:outline-level="3">Manteniment de l'ordre en una modificació</text:h>
      <text:p text:style-name="P28">La diferencia que existeix entre l'addició d'una nova dada i la modificació d'una ja existent és que les dades noves les afegirem, sempre al final <text:span text:style-name="T41">i per tant els canvis dins dels index només poden implicar un ascens cap a posicions mes baixes, però no pas a l'inrevés. És a dir, les dades s'afegeixen a l'index sempre després de la darrera posició ocupada i per tant només caldrà comparar amb les posicions superiors.</text:span></text:p>
      <text:p text:style-name="P28"/>
      <text:p text:style-name="P30">En canvi, quan es produeixi un modificació, depenent de la posició ocupada abans del canvi i de si el valor és major o menor a l'original, caldrà fer les comparacions cap amunt o cap avall. </text:p>
      <text:p text:style-name="P31"/>
      <text:p text:style-name="P32">A més cal que tingueu en compte que les comparacions cal començar-les a la posició de l'index per el que es vol ordenar que no té perquè ser la posició on es troba la dada dins el vector de dades. Amb això volem dir, que <text:span text:style-name="T42">abans de començar les comparacions cal saber en quina posició es troba la dada canviada dins l'index. Si no se sap caldrà buscar-la.</text:span></text:p>
      <text:p text:style-name="P32"/>
      <text:p text:style-name="P55"><draw:g text:anchor-type="paragraph" draw:z-index="5" draw:style-name="gr1"><draw:custom-shape draw:style-name="gr47" draw:text-style-name="P59" xml:id="id56" draw:id="id56" svg:width="1.96cm" svg:height="0.352cm" svg:x="3.686cm" svg:y="3.906cm"><text:p text:style-name="P58"><text:span text:style-name="T56">carro</text:span></text:p><draw:enhanced-geometry svg:viewBox="0 0 21600 21600" draw:type="rectangle" draw:enhanced-path="M 0 0 L 21600 0 21600 21600 0 21600 0 0 Z N"/></draw:custom-shape><draw:frame draw:style-name="gr4" draw:text-style-name="P61" svg:width="3.216cm" svg:height="0.659cm" svg:x="0.587cm" svg:y="3.87cm"><draw:text-box><text:p text:style-name="P60"><text:span text:style-name="T49">MitjansTransport:</text:span></text:p></draw:text-box></draw:frame><draw:custom-shape draw:style-name="gr47" draw:text-style-name="P59" xml:id="id47" draw:id="id47" svg:width="1.96cm" svg:height="0.352cm" svg:x="3.686cm" svg:y="6.08cm"><text:p text:style-name="P58"><text:span text:style-name="T49">4</text:span></text:p><draw:enhanced-geometry svg:viewBox="0 0 21600 21600" draw:type="rectangle" draw:enhanced-path="M 0 0 L 21600 0 21600 21600 0 21600 0 0 Z N"/></draw:custom-shape><draw:custom-shape draw:style-name="gr47" draw:text-style-name="P67" xml:id="id49" draw:id="id49" svg:width="1.96cm" svg:height="0.352cm" svg:x="5.648cm" svg:y="6.08cm"><text:p text:style-name="P58"><text:span text:style-name="T54">3</text:span></text:p><draw:enhanced-geometry svg:viewBox="0 0 21600 21600" draw:type="rectangle" draw:enhanced-path="M 0 0 L 21600 0 21600 21600 0 21600 0 0 Z N"/></draw:custom-shape><draw:custom-shape draw:style-name="gr47" draw:text-style-name="P59" xml:id="id51" draw:id="id51" svg:width="1.96cm" svg:height="0.352cm" svg:x="9.633cm" svg:y="6.08cm"><text:p text:style-name="P58"><text:span text:style-name="T49">2</text:span></text:p><draw:enhanced-geometry svg:viewBox="0 0 21600 21600" draw:type="rectangle" draw:enhanced-path="M 0 0 L 21600 0 21600 21600 0 21600 0 0 Z N"/></draw:custom-shape><draw:custom-shape draw:style-name="gr48" draw:text-style-name="P59" xml:id="id53" draw:id="id53" svg:width="1.962cm" svg:height="0.354cm" svg:x="11.629cm" svg:y="6.079cm"><text:p text:style-name="P58"><text:span text:style-name="T49">1</text:span></text:p><draw:enhanced-geometry svg:viewBox="0 0 21600 21600" draw:type="rectangle" draw:enhanced-path="M 0 0 L 21600 0 21600 21600 0 21600 0 0 Z N"/></draw:custom-shape><draw:custom-shape draw:style-name="gr47" draw:text-style-name="P72" xml:id="id55" draw:id="id55" svg:width="1.96cm" svg:height="0.352cm" svg:x="7.627cm" svg:y="6.08cm"><text:p text:style-name="P58"><text:span text:style-name="T56">0</text:span></text:p><draw:enhanced-geometry svg:viewBox="0 0 21600 21600" draw:type="rectangle" draw:enhanced-path="M 0 0 L 21600 0 21600 21600 0 21600 0 0 Z N"/></draw:custom-shape><draw:frame draw:style-name="gr5" draw:text-style-name="P61" svg:width="2.878cm" svg:height="0.659cm" svg:x="0.587cm" svg:y="6.045cm"><draw:text-box><text:p text:style-name="P60"><text:span text:style-name="T49">Índex alfabètic:</text:span></text:p></draw:text-box></draw:frame><draw:connector draw:style-name="gr39" draw:text-style-name="P63" draw:type="lines" svg:x1="4.665cm" svg:y1="6.081cm" svg:x2="12.506cm" svg:y2="4.257cm" draw:start-shape="id47" draw:start-glue-point="0" draw:end-shape="id48" draw:end-glue-point="2" svg:d="M4665 6081v-503l7841-822v-499" svg:viewBox="0 0 7842 1826"><text:p/></draw:connector><draw:line draw:style-name="gr40" draw:text-style-name="P69" svg:x1="10.59cm" svg:y1="1.658cm" svg:x2="10.59cm" svg:y2="3.972cm"><text:p text:style-name="P62"><text:span text:style-name="T53">posRealDeLaModificacio</text:span></text:p></draw:line><draw:frame draw:style-name="gr49" draw:text-style-name="P61" svg:width="5.534cm" svg:height="0.659cm" svg:x="0.485cm" svg:y="2.784cm"><draw:text-box><text:p text:style-name="P60"><text:span text:style-name="T56">posicioRealDeLaModificacio= 3;</text:span></text:p></draw:text-box></draw:frame><draw:custom-shape draw:style-name="gr47" draw:text-style-name="P59" xml:id="id54" draw:id="id54" svg:width="1.96cm" svg:height="0.352cm" svg:x="5.648cm" svg:y="3.906cm"><text:p text:style-name="P58"><text:span text:style-name="T56">globus</text:span></text:p><draw:enhanced-geometry svg:viewBox="0 0 21600 21600" draw:type="rectangle" draw:enhanced-path="M 0 0 L 21600 0 21600 21600 0 21600 0 0 Z N"/></draw:custom-shape><draw:custom-shape draw:style-name="gr47" draw:text-style-name="P59" xml:id="id52" draw:id="id52" svg:width="1.96cm" svg:height="0.352cm" svg:x="7.608cm" svg:y="3.906cm"><text:p text:style-name="P58"><text:span text:style-name="T49">cotxe</text:span></text:p><draw:enhanced-geometry svg:viewBox="0 0 21600 21600" draw:type="rectangle" draw:enhanced-path="M 0 0 L 21600 0 21600 21600 0 21600 0 0 Z N"/></draw:custom-shape><draw:custom-shape draw:style-name="gr47" draw:text-style-name="P59" xml:id="id50" draw:id="id50" svg:width="1.96cm" svg:height="0.352cm" svg:x="9.567cm" svg:y="3.906cm"><text:p text:style-name="P58"><text:span text:style-name="T54">tren</text:span></text:p><draw:enhanced-geometry svg:viewBox="0 0 21600 21600" draw:mirror-horizontal="false" draw:mirror-vertical="false" draw:type="rectangle" draw:enhanced-path="M 0 0 L 21600 0 21600 21600 0 21600 0 0 Z N"/></draw:custom-shape><draw:custom-shape draw:style-name="gr47" draw:text-style-name="P72" xml:id="id48" draw:id="id48" svg:width="1.96cm" svg:height="0.352cm" svg:x="11.527cm" svg:y="3.906cm"><text:p text:style-name="P58"><text:span text:style-name="T56">bicicleta</text:span></text:p><draw:enhanced-geometry svg:viewBox="0 0 21600 21600" draw:type="rectangle" draw:enhanced-path="M 0 0 L 21600 0 21600 21600 0 21600 0 0 Z N"/></draw:custom-shape><draw:frame draw:style-name="gr50" draw:text-style-name="P71" svg:width="8.106cm" svg:height="1.227cm" svg:x="3.484cm" svg:y="1.519cm"><draw:text-box><text:p text:style-name="P58"><text:span text:style-name="T52">Reordenació deguda a la modificació </text:span></text:p><text:p text:style-name="P58"><text:span text:style-name="T52">d'un valor. Canvi</text:span></text:p></draw:text-box></draw:frame><draw:connector draw:style-name="gr42" draw:text-style-name="P63" draw:type="lines" svg:x1="6.627cm" svg:y1="6.081cm" svg:x2="10.546cm" svg:y2="4.257cm" draw:start-shape="id49" draw:start-glue-point="0" draw:end-shape="id50" draw:end-glue-point="2" svg:d="M6627 6081v-503l3919-822v-499" svg:viewBox="0 0 3921 1826"><text:p/></draw:connector><draw:connector draw:style-name="gr43" draw:text-style-name="P63" draw:type="lines" svg:x1="10.612cm" svg:y1="6.081cm" svg:x2="8.587cm" svg:y2="4.257cm" draw:start-shape="id51" draw:start-glue-point="0" draw:end-shape="id52" draw:end-glue-point="2" svg:d="M10612 6081v-503l-2025-822v-499" svg:viewBox="0 0 2027 1826"><text:p/></draw:connector><draw:connector draw:style-name="gr44" draw:text-style-name="P63" draw:type="lines" svg:x1="12.61cm" svg:y1="6.079cm" svg:x2="6.627cm" svg:y2="4.257cm" draw:start-shape="id53" draw:start-glue-point="0" draw:end-shape="id54" draw:end-glue-point="2" svg:d="M12610 6079v-501l-5983-799v-522" svg:viewBox="0 0 5985 1824"><text:p/></draw:connector><draw:line draw:style-name="gr45" draw:text-style-name="P70" svg:x1="6.59cm" svg:y1="8.532cm" svg:x2="6.59cm" svg:y2="6.428cm"><text:p text:style-name="P62"><text:span text:style-name="T55">posALIndex</text:span></text:p></draw:line><draw:frame draw:style-name="gr51" draw:text-style-name="P61" svg:width="5.807cm" svg:height="1.064cm" svg:x="0.584cm" svg:y="7.165cm"><draw:text-box><text:p text:style-name="P60"><text:span text:style-name="T49">posAlIndex = 1; //abans de iniciar </text:span></text:p><text:p text:style-name="P60"><text:span text:style-name="T49"><text:s text:c="26"/></text:span><text:span text:style-name="T49">//la ordenació</text:span></text:p></draw:text-box></draw:frame><draw:connector draw:style-name="gr46" draw:text-style-name="P63" draw:type="lines" svg:x1="8.606cm" svg:y1="6.081cm" svg:x2="4.665cm" svg:y2="4.257cm" draw:start-shape="id55" draw:start-glue-point="0" draw:end-shape="id56" draw:end-glue-point="2" svg:d="M8606 6081v-503l-3941-822v-499" svg:viewBox="0 0 3942 1826"><text:p/></draw:connector></draw:g>Imaginem que modifiquem la posició 3 del vector Mitjans Transport la qual originàriament ocupava la posició 1 de l'índex.</text:p>
      <text:p text:style-name="P33"/>
      <text:p text:style-name="P34"><text:span text:style-name="T45">L</text:span>es comparacions s'han de fer amb els elements contigus a la posició ocupada a l'index (es a dir, <text:span text:style-name="T45">amb la posició real 4 – </text:span>bicicleta <text:span text:style-name="T44">–</text:span> i <text:span text:style-name="T44">la posició real 0 – </text:span>c<text:span text:style-name="T44">arro</text:span>), no pas a<text:span text:style-name="T45">mb</text:span> les contigües al vector de dades. És a dir, necessitem començar la comparació a partir de la posició <text:span text:style-name="T45">1</text:span> de l'index <text:span text:style-name="T45">i comprovar si cal fer-lo ascendir (posició 0 de l'índex) o bé fer-lo descendir (cap a les posicions 2, 3 o 4 de l'índex)</text:span>.</text:p>
      <text:p text:style-name="P33"/>
      <text:p text:style-name="P35"><text:span text:style-name="T45">Si durant la </text:span>modificació no coneixem la posició de la dada dins l'índex caldrà buscar-la. <text:span text:style-name="T45">Concretament cercarem seqüencialment, el valor 4 (posició real de la modificació) a l'index. Un cop trobat podrem iniciar les comprovacions</text:span></text:p>
      <text:p text:style-name="P35"/>
      <text:h text:style-name="P56" text:outline-level="3">Reordenació total d'un index</text:h>
      <text:p text:style-name="P46">Hi ha vegades que ens pot sortir més rentable fer diverses modificacions a les dades sense mantenir l'ordre i un cop finalitzats tots els canvis optar per la reordenació de tot l'índex sencer. Aquesta <text:soft-page-break/>opció només és útil si durant les modificacions no necessitem <text:span text:style-name="T43">disposar de els dades ordenades. </text:span></text:p>
      <text:p text:style-name="P48">La forma de reordenar un index resulta molt senzilla, ja que només caldrà simular que inserim una a una les dades del vector de dades. Simular-ho, a més, és <text:s/>fàcil i no implica cap canvi en el vector de dades. </text:p>
      <text:p text:style-name="P49">Inicialment començarem per la posició 0 ...</text:p>
      <text:p text:style-name="P49"/>
      <text:p text:style-name="P50"><draw:g text:anchor-type="paragraph" draw:z-index="6" draw:style-name="gr1"><draw:frame draw:style-name="gr4" draw:text-style-name="P61" svg:width="3.216cm" svg:height="0.659cm" svg:x="0.104cm" svg:y="2.034cm"><draw:text-box><text:p text:style-name="P60"><text:span text:style-name="T49">MitjansTransport:</text:span></text:p></draw:text-box></draw:frame><draw:frame draw:style-name="gr5" draw:text-style-name="P61" svg:width="2.878cm" svg:height="0.659cm" svg:x="0.104cm" svg:y="3.674cm"><draw:text-box><text:p text:style-name="P60"><text:span text:style-name="T49">Índex alfabètic:</text:span></text:p></draw:text-box></draw:frame><draw:frame draw:style-name="gr52" draw:text-style-name="P61" svg:width="4.553cm" svg:height="0.659cm" svg:x="0.002cm" svg:y="1.134cm"><draw:text-box><text:p text:style-name="P60"><text:span text:style-name="T49">posicioRealAOrdenar = 0;</text:span></text:p></draw:text-box></draw:frame><draw:frame draw:style-name="gr53" draw:text-style-name="P61" svg:width="3.084cm" svg:height="0.659cm" svg:x="0.101cm" svg:y="5.204cm"><draw:text-box><text:p text:style-name="P60"><text:span text:style-name="T49">PosALindex = 0;</text:span></text:p></draw:text-box></draw:frame><draw:frame draw:style-name="gr54" draw:text-style-name="P61" svg:width="3.543cm" svg:height="0.659cm" svg:x="0.101cm" svg:y="4.6cm"><draw:text-box><text:p text:style-name="P60"><text:span text:style-name="T56">// valor a l'index = </text:span><text:span text:style-name="T49">0</text:span></text:p></draw:text-box></draw:frame><draw:g draw:style-name="gr55"><draw:line draw:style-name="gr22" draw:text-style-name="P69" svg:x1="4.791cm" svg:y1="0.001cm" svg:x2="4.791cm" svg:y2="2.187cm"><text:p text:style-name="P62"><text:span text:style-name="T53">posRealOnAfegir</text:span></text:p></draw:line><draw:frame draw:style-name="gr56" draw:text-style-name="P68" svg:width="10.457cm" svg:height="1.227cm" svg:x="4.417cm" svg:y="0.067cm"><draw:text-box><text:p text:style-name="P60"><text:span text:style-name="T52"><text:s text:c="5"/></text:span><text:span text:style-name="T52">Reordenació d'un índex. </text:span></text:p><text:p text:style-name="P60"><text:span text:style-name="T52"><text:s text:c="5"/></text:span><text:span text:style-name="T52">Inici: vector desordenat degut a modificacions</text:span></text:p></draw:text-box></draw:frame><draw:custom-shape draw:style-name="gr57" draw:text-style-name="P59" xml:id="id58" draw:id="id58" svg:width="1.835cm" svg:height="0.332cm" svg:x="3.203cm" svg:y="2.122cm"><text:p text:style-name="P58"><text:span text:style-name="T49">globus</text:span></text:p><draw:enhanced-geometry svg:viewBox="0 0 21600 21600" draw:type="rectangle" draw:enhanced-path="M 0 0 L 21600 0 21600 21600 0 21600 0 0 Z N"/></draw:custom-shape><draw:custom-shape draw:style-name="gr58" draw:text-style-name="P73" xml:id="id57" draw:id="id57" svg:width="1.835cm" svg:height="0.331cm" svg:x="3.203cm" svg:y="3.846cm"><text:p text:style-name="P58"><text:span text:style-name="T57">0</text:span></text:p><draw:enhanced-geometry svg:viewBox="0 0 21600 21600" draw:type="rectangle" draw:enhanced-path="M 0 0 L 21600 0 21600 21600 0 21600 0 0 Z N"/></draw:custom-shape><draw:custom-shape draw:style-name="gr59" draw:text-style-name="P59" xml:id="id59" draw:id="id59" svg:width="1.835cm" svg:height="0.331cm" svg:x="5.04cm" svg:y="3.846cm"><text:p text:style-name="P58"><text:span text:style-name="T49">2</text:span></text:p><draw:enhanced-geometry svg:viewBox="0 0 21600 21600" draw:type="rectangle" draw:enhanced-path="M 0 0 L 21600 0 21600 21600 0 21600 0 0 Z N"/></draw:custom-shape><draw:custom-shape draw:style-name="gr60" draw:text-style-name="P59" xml:id="id61" draw:id="id61" svg:width="1.833cm" svg:height="0.331cm" svg:x="6.874cm" svg:y="3.846cm"><text:p text:style-name="P58"><text:span text:style-name="T49">1</text:span></text:p><draw:enhanced-geometry svg:viewBox="0 0 21600 21600" draw:type="rectangle" draw:enhanced-path="M 0 0 L 21600 0 21600 21600 0 21600 0 0 Z N"/></draw:custom-shape><draw:custom-shape draw:style-name="gr59" draw:text-style-name="P59" xml:id="id63" draw:id="id63" svg:width="1.835cm" svg:height="0.331cm" svg:x="8.707cm" svg:y="3.846cm"><text:p text:style-name="P58"><text:span text:style-name="T49">4</text:span></text:p><draw:enhanced-geometry svg:viewBox="0 0 21600 21600" draw:type="rectangle" draw:enhanced-path="M 0 0 L 21600 0 21600 21600 0 21600 0 0 Z N"/></draw:custom-shape><draw:custom-shape draw:style-name="gr59" draw:text-style-name="P74" xml:id="id65" draw:id="id65" svg:width="1.835cm" svg:height="0.331cm" svg:x="10.541cm" svg:y="3.846cm"><text:p text:style-name="P58"><text:span text:style-name="T58">3</text:span></text:p><draw:enhanced-geometry svg:viewBox="0 0 21600 21600" draw:type="rectangle" draw:enhanced-path="M 0 0 L 21600 0 21600 21600 0 21600 0 0 Z N"/></draw:custom-shape><draw:connector draw:style-name="gr24" draw:text-style-name="P63" draw:type="lines" svg:x1="4.121cm" svg:y1="3.845cm" svg:x2="4.121cm" svg:y2="2.454cm" draw:start-shape="id57" draw:start-glue-point="0" draw:end-shape="id58" draw:end-glue-point="2" svg:d="M4121 3845v-502-357-532" svg:viewBox="0 0 2 1393"><text:p/></draw:connector><draw:custom-shape draw:style-name="gr57" draw:text-style-name="P59" xml:id="id62" draw:id="id62" svg:width="1.835cm" svg:height="0.332cm" svg:x="5.04cm" svg:y="2.122cm"><text:p text:style-name="P58"><text:span text:style-name="T49">bicicleta</text:span></text:p><draw:enhanced-geometry svg:viewBox="0 0 21600 21600" draw:type="rectangle" draw:enhanced-path="M 0 0 L 21600 0 21600 21600 0 21600 0 0 Z N"/></draw:custom-shape><draw:custom-shape draw:style-name="gr61" draw:text-style-name="P59" xml:id="id60" draw:id="id60" svg:width="1.833cm" svg:height="0.332cm" svg:x="6.874cm" svg:y="2.122cm"><text:p text:style-name="P58"><text:span text:style-name="T49">cotxe</text:span></text:p><draw:enhanced-geometry svg:viewBox="0 0 21600 21600" draw:type="rectangle" draw:enhanced-path="M 0 0 L 21600 0 21600 21600 0 21600 0 0 Z N"/></draw:custom-shape><draw:custom-shape draw:style-name="gr57" draw:text-style-name="P59" xml:id="id66" draw:id="id66" svg:width="1.835cm" svg:height="0.332cm" svg:x="8.707cm" svg:y="2.122cm"><text:p text:style-name="P58"><text:span text:style-name="T49">avió</text:span></text:p><draw:enhanced-geometry svg:viewBox="0 0 21600 21600" draw:type="rectangle" draw:enhanced-path="M 0 0 L 21600 0 21600 21600 0 21600 0 0 Z N"/></draw:custom-shape><draw:custom-shape draw:style-name="gr57" draw:text-style-name="P75" xml:id="id64" draw:id="id64" svg:width="1.835cm" svg:height="0.332cm" svg:x="10.541cm" svg:y="2.122cm"><text:p text:style-name="P58"><text:span text:style-name="T59">carro</text:span></text:p><draw:enhanced-geometry svg:viewBox="0 0 21600 21600" draw:type="rectangle" draw:enhanced-path="M 0 0 L 21600 0 21600 21600 0 21600 0 0 Z N"/></draw:custom-shape><draw:connector draw:style-name="gr26" draw:text-style-name="P63" draw:type="lines" svg:x1="5.957cm" svg:y1="3.845cm" svg:x2="7.789cm" svg:y2="2.454cm" draw:start-shape="id59" draw:start-glue-point="0" draw:end-shape="id60" draw:end-glue-point="2" svg:d="M5957 3845v-502l1832-388v-501" svg:viewBox="0 0 1834 1393"><text:p/></draw:connector><draw:connector draw:style-name="gr27" draw:text-style-name="P63" draw:type="lines" svg:x1="7.789cm" svg:y1="3.845cm" svg:x2="5.957cm" svg:y2="2.454cm" draw:start-shape="id61" draw:start-glue-point="0" draw:end-shape="id62" draw:end-glue-point="2" svg:d="M7789 3845v-502l-1832-388v-501" svg:viewBox="0 0 1834 1393"><text:p/></draw:connector><draw:connector draw:style-name="gr28" draw:text-style-name="P63" draw:type="lines" svg:x1="9.624cm" svg:y1="3.845cm" svg:x2="11.458cm" svg:y2="2.454cm" draw:start-shape="id63" draw:start-glue-point="0" draw:end-shape="id64" draw:end-glue-point="2" svg:d="M9624 3845v-502l1834-388v-501" svg:viewBox="0 0 1836 1393"><text:p/></draw:connector><draw:line draw:style-name="gr29" draw:text-style-name="P70" svg:x1="3.948cm" svg:y1="6.163cm" svg:x2="3.948cm" svg:y2="4.175cm"><text:p text:style-name="P62"><text:span text:style-name="T55">posALIndex</text:span></text:p></draw:line><draw:connector draw:style-name="gr28" draw:text-style-name="P63" draw:type="lines" svg:x1="11.458cm" svg:y1="3.845cm" svg:x2="9.624cm" svg:y2="2.454cm" draw:start-shape="id65" draw:start-glue-point="0" draw:end-shape="id66" draw:end-glue-point="2" svg:d="M11458 3845v-502l-1834-388v-501" svg:viewBox="0 0 1836 1393"><text:p/></draw:connector></draw:g></draw:g></text:p>
      <text:p text:style-name="P49"><draw:g text:anchor-type="paragraph" draw:z-index="7" draw:style-name="gr1"><draw:frame draw:style-name="gr52" draw:text-style-name="P61" svg:width="4.553cm" svg:height="0.659cm" svg:x="0.236cm" svg:y="2.473cm"><draw:text-box><text:p text:style-name="P60"><text:span text:style-name="T49">posicioRealAOrdenar = 1;</text:span></text:p></draw:text-box></draw:frame><draw:line draw:style-name="gr22" draw:text-style-name="P69" svg:x1="6.111cm" svg:y1="1.387cm" svg:x2="6.111cm" svg:y2="3.639cm"><text:p text:style-name="P62"><text:span text:style-name="T53">posRealOnAfegir</text:span></text:p></draw:line><draw:frame draw:style-name="gr62" draw:text-style-name="P68" svg:width="9.633cm" svg:height="0.74cm" svg:x="4.572cm" svg:y="1.534cm"><draw:text-box><text:p text:style-name="P60"><text:span text:style-name="T52"><text:s text:c="14"/></text:span><text:span text:style-name="T52">Ordenació parcial, element a element</text:span></text:p></draw:text-box></draw:frame><draw:custom-shape draw:style-name="gr63" draw:text-style-name="P59" xml:id="id68" draw:id="id68" svg:width="1.89cm" svg:height="0.341cm" svg:x="3.323cm" svg:y="3.635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335cm" svg:y="3.617cm"><draw:text-box><text:p text:style-name="P60"><text:span text:style-name="T49">MitjansTransport:</text:span></text:p></draw:text-box></draw:frame><draw:custom-shape draw:style-name="gr64" draw:text-style-name="P76" xml:id="id67" draw:id="id67" svg:width="1.89cm" svg:height="0.339cm" svg:x="3.323cm" svg:y="5.425cm"><text:p text:style-name="P58"><text:span text:style-name="T60">0</text:span></text:p><draw:enhanced-geometry svg:viewBox="0 0 21600 21600" draw:type="rectangle" draw:enhanced-path="M 0 0 L 21600 0 21600 21600 0 21600 0 0 Z N"/></draw:custom-shape><draw:custom-shape draw:style-name="gr65" draw:text-style-name="P77" xml:id="id69" draw:id="id69" svg:width="1.89cm" svg:height="0.339cm" svg:x="5.214cm" svg:y="5.425cm"><text:p text:style-name="P58"><text:span text:style-name="T54">1</text:span></text:p><draw:enhanced-geometry svg:viewBox="0 0 21600 21600" draw:type="rectangle" draw:enhanced-path="M 0 0 L 21600 0 21600 21600 0 21600 0 0 Z N"/></draw:custom-shape><draw:custom-shape draw:style-name="gr66" draw:text-style-name="P59" xml:id="id71" draw:id="id71" svg:width="1.89cm" svg:height="0.339cm" svg:x="7.103cm" svg:y="5.425cm"><text:p text:style-name="P58"><text:span text:style-name="T49">1</text:span></text:p><draw:enhanced-geometry svg:viewBox="0 0 21600 21600" draw:type="rectangle" draw:enhanced-path="M 0 0 L 21600 0 21600 21600 0 21600 0 0 Z N"/></draw:custom-shape><draw:custom-shape draw:style-name="gr66" draw:text-style-name="P59" xml:id="id72" draw:id="id72" svg:width="1.89cm" svg:height="0.339cm" svg:x="8.992cm" svg:y="5.425cm"><text:p text:style-name="P58"><text:span text:style-name="T49">4</text:span></text:p><draw:enhanced-geometry svg:viewBox="0 0 21600 21600" draw:type="rectangle" draw:enhanced-path="M 0 0 L 21600 0 21600 21600 0 21600 0 0 Z N"/></draw:custom-shape><draw:custom-shape draw:style-name="gr66" draw:text-style-name="P74" xml:id="id74" draw:id="id74" svg:width="1.89cm" svg:height="0.339cm" svg:x="10.881cm" svg:y="5.425cm"><text:p text:style-name="P58"><text:span text:style-name="T58">3</text:span></text:p><draw:enhanced-geometry svg:viewBox="0 0 21600 21600" draw:type="rectangle" draw:enhanced-path="M 0 0 L 21600 0 21600 21600 0 21600 0 0 Z N"/></draw:custom-shape><draw:frame draw:style-name="gr5" draw:text-style-name="P61" svg:width="2.878cm" svg:height="0.659cm" svg:x="0.335cm" svg:y="5.39cm"><draw:text-box><text:p text:style-name="P60"><text:span text:style-name="T49">Índex alfabètic:</text:span></text:p></draw:text-box></draw:frame><draw:connector draw:style-name="gr24" draw:text-style-name="P63" draw:type="lines" svg:x1="4.266cm" svg:y1="5.425cm" svg:x2="4.266cm" svg:y2="3.975cm" draw:start-shape="id67" draw:start-glue-point="0" draw:end-shape="id68" draw:end-glue-point="2" svg:d="M4266 5425v-501-422-527" svg:viewBox="0 0 2 1452"><text:p/></draw:connector><draw:custom-shape draw:style-name="gr67" draw:text-style-name="P59" xml:id="id70" draw:id="id70" svg:width="1.89cm" svg:height="0.343cm" svg:x="5.214cm" svg:y="3.649cm"><text:p text:style-name="P58"><text:span text:style-name="T49">bicicleta</text:span></text:p><draw:enhanced-geometry svg:viewBox="0 0 21600 21600" draw:type="rectangle" draw:enhanced-path="M 0 0 L 21600 0 21600 21600 0 21600 0 0 Z N"/></draw:custom-shape><draw:custom-shape draw:style-name="gr67" draw:text-style-name="P59" svg:width="1.89cm" svg:height="0.343cm" svg:x="7.103cm" svg:y="3.649cm"><text:p text:style-name="P58"><text:span text:style-name="T49">cotxe</text:span></text:p><draw:enhanced-geometry svg:viewBox="0 0 21600 21600" draw:type="rectangle" draw:enhanced-path="M 0 0 L 21600 0 21600 21600 0 21600 0 0 Z N"/></draw:custom-shape><draw:custom-shape draw:style-name="gr67" draw:text-style-name="P59" xml:id="id75" draw:id="id75" svg:width="1.89cm" svg:height="0.343cm" svg:x="8.992cm" svg:y="3.649cm"><text:p text:style-name="P58"><text:span text:style-name="T49">avió</text:span></text:p><draw:enhanced-geometry svg:viewBox="0 0 21600 21600" draw:type="rectangle" draw:enhanced-path="M 0 0 L 21600 0 21600 21600 0 21600 0 0 Z N"/></draw:custom-shape><draw:custom-shape draw:style-name="gr67" draw:text-style-name="P75" xml:id="id73" draw:id="id73" svg:width="1.89cm" svg:height="0.343cm" svg:x="10.881cm" svg:y="3.649cm"><text:p text:style-name="P58"><text:span text:style-name="T59">carro</text:span></text:p><draw:enhanced-geometry svg:viewBox="0 0 21600 21600" draw:type="rectangle" draw:enhanced-path="M 0 0 L 21600 0 21600 21600 0 21600 0 0 Z N"/></draw:custom-shape><draw:connector draw:style-name="gr26" draw:text-style-name="P63" draw:type="lines" svg:x1="6.157cm" svg:y1="5.425cm" svg:x2="6.157cm" svg:y2="3.991cm" draw:start-shape="id69" draw:start-glue-point="0" draw:end-shape="id70" draw:end-glue-point="2" svg:d="M6157 5425v-501-432-501" svg:viewBox="0 0 2 1436"><text:p/></draw:connector><draw:connector draw:style-name="gr27" draw:text-style-name="P63" draw:type="lines" svg:x1="8.046cm" svg:y1="5.425cm" svg:x2="6.157cm" svg:y2="3.991cm" draw:start-shape="id71" draw:start-glue-point="0" draw:end-shape="id70" draw:end-glue-point="2" svg:d="M8046 5425v-501l-1889-432v-501" svg:viewBox="0 0 1891 1436"><text:p/></draw:connector><draw:connector draw:style-name="gr28" draw:text-style-name="P63" draw:type="lines" svg:x1="9.936cm" svg:y1="5.425cm" svg:x2="11.825cm" svg:y2="3.991cm" draw:start-shape="id72" draw:start-glue-point="0" draw:end-shape="id73" draw:end-glue-point="2" svg:d="M9936 5425v-501l1889-432v-501" svg:viewBox="0 0 1891 1436"><text:p/></draw:connector><draw:line draw:style-name="gr29" draw:text-style-name="P70" svg:x1="6.202cm" svg:y1="7.812cm" svg:x2="6.202cm" svg:y2="5.764cm"><text:p text:style-name="P62"><text:span text:style-name="T55">posALIndex</text:span></text:p></draw:line><draw:frame draw:style-name="gr53" draw:text-style-name="P61" svg:width="3.084cm" svg:height="0.659cm" svg:x="0.331cm" svg:y="6.48cm"><draw:text-box><text:p text:style-name="P60"><text:span text:style-name="T49">PosALindex = 1;</text:span></text:p></draw:text-box></draw:frame><draw:frame draw:style-name="gr54" draw:text-style-name="P61" svg:width="3.543cm" svg:height="0.659cm" svg:x="0.331cm" svg:y="5.9cm"><draw:text-box><text:p text:style-name="P60"><text:span text:style-name="T56">// valor a l'index = 1</text:span></text:p></draw:text-box></draw:frame><draw:connector draw:style-name="gr27" draw:text-style-name="P63" draw:type="lines" svg:x1="11.825cm" svg:y1="5.425cm" svg:x2="9.936cm" svg:y2="3.991cm" draw:start-shape="id74" draw:start-glue-point="0" draw:end-shape="id75" draw:end-glue-point="2" svg:d="M11825 5425v-501l-1889-432v-501" svg:viewBox="0 0 1891 1436"><text:p/></draw:connector></draw:g>... <text:span text:style-name="T46">s</text:span>imulant la inserció d'un únic element. Seguidament es r<text:span text:style-name="T46">e</text:span>peteix la operació amb el següent <text:s/>element (posició real 1) ...</text:p>
      <text:p text:style-name="P49"/>
      <text:p text:style-name="P49"><text:span text:style-name="T47">E</text:span>n aquest cas, en en fer la comparació, caldrà ascendir el mitjà de transport dins l'índex...</text:p>
      <text:p text:style-name="P49"><draw:g text:anchor-type="paragraph" draw:z-index="8" draw:style-name="gr1"><draw:frame draw:style-name="gr52" draw:text-style-name="P61" svg:width="4.553cm" svg:height="0.659cm" svg:x="0.002cm" svg:y="0.722cm"><draw:text-box><text:p text:style-name="P60"><text:span text:style-name="T49">posicioRealAOrdenar = 1;</text:span></text:p></draw:text-box></draw:frame><draw:line draw:style-name="gr22" draw:text-style-name="P69" svg:x1="5.879cm" svg:y1="0.191cm" svg:x2="5.879cm" svg:y2="1.888cm"><text:p text:style-name="P62"><text:span text:style-name="T53">posRealOnAfegir</text:span></text:p></draw:line><draw:custom-shape draw:style-name="gr63" draw:text-style-name="P59" xml:id="id79" draw:id="id79" svg:width="1.89cm" svg:height="0.341cm" svg:x="3.089cm" svg:y="1.884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101cm" svg:y="1.867cm"><draw:text-box><text:p text:style-name="P60"><text:span text:style-name="T49">MitjansTransport:</text:span></text:p></draw:text-box></draw:frame><draw:custom-shape draw:style-name="gr64" draw:text-style-name="P76" xml:id="id76" draw:id="id76" svg:width="1.89cm" svg:height="0.339cm" svg:x="3.089cm" svg:y="3.675cm"><text:p text:style-name="P58"><text:span text:style-name="T54">1</text:span></text:p><draw:enhanced-geometry svg:viewBox="0 0 21600 21600" draw:type="rectangle" draw:enhanced-path="M 0 0 L 21600 0 21600 21600 0 21600 0 0 Z N"/></draw:custom-shape><draw:custom-shape draw:style-name="gr64" draw:text-style-name="P78" xml:id="id78" draw:id="id78" svg:width="1.89cm" svg:height="0.339cm" svg:x="4.98cm" svg:y="3.675cm"><text:p text:style-name="P58"><text:span text:style-name="T54">0</text:span></text:p><draw:enhanced-geometry svg:viewBox="0 0 21600 21600" draw:type="rectangle" draw:enhanced-path="M 0 0 L 21600 0 21600 21600 0 21600 0 0 Z N"/></draw:custom-shape><draw:custom-shape draw:style-name="gr66" draw:text-style-name="P59" xml:id="id80" draw:id="id80" svg:width="1.89cm" svg:height="0.339cm" svg:x="6.869cm" svg:y="3.675cm"><text:p text:style-name="P58"><text:span text:style-name="T49">1</text:span></text:p><draw:enhanced-geometry svg:viewBox="0 0 21600 21600" draw:type="rectangle" draw:enhanced-path="M 0 0 L 21600 0 21600 21600 0 21600 0 0 Z N"/></draw:custom-shape><draw:custom-shape draw:style-name="gr66" draw:text-style-name="P59" xml:id="id81" draw:id="id81" svg:width="1.89cm" svg:height="0.339cm" svg:x="8.758cm" svg:y="3.675cm"><text:p text:style-name="P58"><text:span text:style-name="T49">4</text:span></text:p><draw:enhanced-geometry svg:viewBox="0 0 21600 21600" draw:type="rectangle" draw:enhanced-path="M 0 0 L 21600 0 21600 21600 0 21600 0 0 Z N"/></draw:custom-shape><draw:custom-shape draw:style-name="gr66" draw:text-style-name="P74" xml:id="id83" draw:id="id83" svg:width="1.89cm" svg:height="0.339cm" svg:x="10.647cm" svg:y="3.675cm"><text:p text:style-name="P58"><text:span text:style-name="T58">3</text:span></text:p><draw:enhanced-geometry svg:viewBox="0 0 21600 21600" draw:type="rectangle" draw:enhanced-path="M 0 0 L 21600 0 21600 21600 0 21600 0 0 Z N"/></draw:custom-shape><draw:frame draw:style-name="gr5" draw:text-style-name="P61" svg:width="2.878cm" svg:height="0.659cm" svg:x="0.101cm" svg:y="3.639cm"><draw:text-box><text:p text:style-name="P60"><text:span text:style-name="T49">Índex alfabètic:</text:span></text:p></draw:text-box></draw:frame><draw:connector draw:style-name="gr24" draw:text-style-name="P63" draw:type="lines" svg:x1="4.032cm" svg:y1="3.675cm" svg:x2="5.923cm" svg:y2="2.241cm" draw:start-shape="id76" draw:start-glue-point="0" draw:end-shape="id77" draw:end-glue-point="2" svg:d="M4032 3675v-501l1891-432v-501" svg:viewBox="0 0 1893 1436"><text:p/></draw:connector><draw:custom-shape draw:style-name="gr67" draw:text-style-name="P59" xml:id="id77" draw:id="id77" svg:width="1.89cm" svg:height="0.343cm" svg:x="4.98cm" svg:y="1.898cm"><text:p text:style-name="P58"><text:span text:style-name="T49">bicicleta</text:span></text:p><draw:enhanced-geometry svg:viewBox="0 0 21600 21600" draw:type="rectangle" draw:enhanced-path="M 0 0 L 21600 0 21600 21600 0 21600 0 0 Z N"/></draw:custom-shape><draw:custom-shape draw:style-name="gr67" draw:text-style-name="P59" svg:width="1.89cm" svg:height="0.343cm" svg:x="6.869cm" svg:y="1.898cm"><text:p text:style-name="P58"><text:span text:style-name="T49">cotxe</text:span></text:p><draw:enhanced-geometry svg:viewBox="0 0 21600 21600" draw:type="rectangle" draw:enhanced-path="M 0 0 L 21600 0 21600 21600 0 21600 0 0 Z N"/></draw:custom-shape><draw:custom-shape draw:style-name="gr67" draw:text-style-name="P59" xml:id="id84" draw:id="id84" svg:width="1.89cm" svg:height="0.343cm" svg:x="8.758cm" svg:y="1.898cm"><text:p text:style-name="P58"><text:span text:style-name="T49">avió</text:span></text:p><draw:enhanced-geometry svg:viewBox="0 0 21600 21600" draw:type="rectangle" draw:enhanced-path="M 0 0 L 21600 0 21600 21600 0 21600 0 0 Z N"/></draw:custom-shape><draw:custom-shape draw:style-name="gr67" draw:text-style-name="P75" xml:id="id82" draw:id="id82" svg:width="1.89cm" svg:height="0.343cm" svg:x="10.647cm" svg:y="1.898cm"><text:p text:style-name="P58"><text:span text:style-name="T59">carro</text:span></text:p><draw:enhanced-geometry svg:viewBox="0 0 21600 21600" draw:type="rectangle" draw:enhanced-path="M 0 0 L 21600 0 21600 21600 0 21600 0 0 Z N"/></draw:custom-shape><draw:connector draw:style-name="gr26" draw:text-style-name="P63" draw:type="lines" svg:x1="5.923cm" svg:y1="3.675cm" svg:x2="4.032cm" svg:y2="2.225cm" draw:start-shape="id78" draw:start-glue-point="0" draw:end-shape="id79" draw:end-glue-point="2" svg:d="M5923 3675v-501l-1891-421v-528" svg:viewBox="0 0 1893 1452"><text:p/></draw:connector><draw:connector draw:style-name="gr27" draw:text-style-name="P63" draw:type="lines" svg:x1="7.812cm" svg:y1="3.675cm" svg:x2="5.923cm" svg:y2="2.241cm" draw:start-shape="id80" draw:start-glue-point="0" draw:end-shape="id77" draw:end-glue-point="2" svg:d="M7812 3675v-501l-1889-432v-501" svg:viewBox="0 0 1891 1436"><text:p/></draw:connector><draw:connector draw:style-name="gr28" draw:text-style-name="P63" draw:type="lines" svg:x1="9.702cm" svg:y1="3.675cm" svg:x2="11.592cm" svg:y2="2.241cm" draw:start-shape="id81" draw:start-glue-point="0" draw:end-shape="id82" draw:end-glue-point="2" svg:d="M9702 3675v-501l1890-432v-501" svg:viewBox="0 0 1891 1436"><text:p/></draw:connector><draw:line draw:style-name="gr29" draw:text-style-name="P70" svg:x1="5.969cm" svg:y1="5.512cm" svg:x2="5.969cm" svg:y2="4.013cm"><text:p text:style-name="P62"><text:span text:style-name="T55">posALIndex</text:span></text:p></draw:line><draw:frame draw:style-name="gr53" draw:text-style-name="P61" svg:width="3.084cm" svg:height="0.659cm" svg:x="0.097cm" svg:y="4.729cm"><draw:text-box><text:p text:style-name="P60"><text:span text:style-name="T49">PosALindex = 1;</text:span></text:p></draw:text-box></draw:frame><draw:frame draw:style-name="gr54" draw:text-style-name="P61" svg:width="3.543cm" svg:height="0.659cm" svg:x="0.097cm" svg:y="4.149cm"><draw:text-box><text:p text:style-name="P60"><text:span text:style-name="T56">// valor a l'index = </text:span><text:span text:style-name="T49">0</text:span></text:p></draw:text-box></draw:frame><draw:connector draw:style-name="gr27" draw:text-style-name="P63" draw:type="lines" svg:x1="11.592cm" svg:y1="3.675cm" svg:x2="9.702cm" svg:y2="2.241cm" draw:start-shape="id83" draw:start-glue-point="0" draw:end-shape="id84" draw:end-glue-point="2" svg:d="M11592 3675v-501l-1890-432v-501" svg:viewBox="0 0 1891 1436"><text:p/></draw:connector></draw:g></text:p>
      <text:p text:style-name="P51"><text:soft-page-break/>I així amb la resta d'elements...</text:p>
      <text:p text:style-name="P47"><draw:g text:anchor-type="paragraph" draw:z-index="9" draw:style-name="gr1"><draw:frame draw:style-name="gr52" draw:text-style-name="P61" svg:width="4.553cm" svg:height="0.659cm" svg:x="0.002cm" svg:y="0.722cm"><draw:text-box><text:p text:style-name="P60"><text:span text:style-name="T49">posicioRealAOrdenar = 2;</text:span></text:p></draw:text-box></draw:frame><draw:line draw:style-name="gr22" draw:text-style-name="P69" svg:x1="7.872cm" svg:y1="0.191cm" svg:x2="7.872cm" svg:y2="1.888cm"><text:p text:style-name="P62"><text:span text:style-name="T53">posRealOnAfegir</text:span></text:p></draw:line><draw:custom-shape draw:style-name="gr63" draw:text-style-name="P59" xml:id="id88" draw:id="id88" svg:width="1.89cm" svg:height="0.341cm" svg:x="3.089cm" svg:y="1.884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101cm" svg:y="1.867cm"><draw:text-box><text:p text:style-name="P60"><text:span text:style-name="T49">MitjansTransport:</text:span></text:p></draw:text-box></draw:frame><draw:custom-shape draw:style-name="gr64" draw:text-style-name="P79" xml:id="id85" draw:id="id85" svg:width="1.89cm" svg:height="0.339cm" svg:x="3.089cm" svg:y="3.675cm"><text:p text:style-name="P58"><text:span text:style-name="T56">1</text:span></text:p><draw:enhanced-geometry svg:viewBox="0 0 21600 21600" draw:type="rectangle" draw:enhanced-path="M 0 0 L 21600 0 21600 21600 0 21600 0 0 Z N"/></draw:custom-shape><draw:custom-shape draw:style-name="gr64" draw:text-style-name="P79" xml:id="id87" draw:id="id87" svg:width="1.89cm" svg:height="0.339cm" svg:x="4.98cm" svg:y="3.675cm"><text:p text:style-name="P58"><text:span text:style-name="T56">0</text:span></text:p><draw:enhanced-geometry svg:viewBox="0 0 21600 21600" draw:type="rectangle" draw:enhanced-path="M 0 0 L 21600 0 21600 21600 0 21600 0 0 Z N"/></draw:custom-shape><draw:custom-shape draw:style-name="gr65" draw:text-style-name="P77" xml:id="id89" draw:id="id89" svg:width="1.89cm" svg:height="0.339cm" svg:x="6.869cm" svg:y="3.675cm"><text:p text:style-name="P58"><text:span text:style-name="T54">2</text:span></text:p><draw:enhanced-geometry svg:viewBox="0 0 21600 21600" draw:type="rectangle" draw:enhanced-path="M 0 0 L 21600 0 21600 21600 0 21600 0 0 Z N"/></draw:custom-shape><draw:custom-shape draw:style-name="gr66" draw:text-style-name="P59" xml:id="id91" draw:id="id91" svg:width="1.89cm" svg:height="0.339cm" svg:x="8.758cm" svg:y="3.675cm"><text:p text:style-name="P58"><text:span text:style-name="T49">4</text:span></text:p><draw:enhanced-geometry svg:viewBox="0 0 21600 21600" draw:type="rectangle" draw:enhanced-path="M 0 0 L 21600 0 21600 21600 0 21600 0 0 Z N"/></draw:custom-shape><draw:custom-shape draw:style-name="gr66" draw:text-style-name="P74" xml:id="id93" draw:id="id93" svg:width="1.89cm" svg:height="0.339cm" svg:x="10.647cm" svg:y="3.675cm"><text:p text:style-name="P58"><text:span text:style-name="T58">2</text:span></text:p><draw:enhanced-geometry svg:viewBox="0 0 21600 21600" draw:type="rectangle" draw:enhanced-path="M 0 0 L 21600 0 21600 21600 0 21600 0 0 Z N"/></draw:custom-shape><draw:frame draw:style-name="gr5" draw:text-style-name="P61" svg:width="2.878cm" svg:height="0.659cm" svg:x="0.101cm" svg:y="3.639cm"><draw:text-box><text:p text:style-name="P60"><text:span text:style-name="T49">Índex alfabètic:</text:span></text:p></draw:text-box></draw:frame><draw:connector draw:style-name="gr24" draw:text-style-name="P63" draw:type="lines" svg:x1="4.032cm" svg:y1="3.675cm" svg:x2="5.923cm" svg:y2="2.241cm" draw:start-shape="id85" draw:start-glue-point="0" draw:end-shape="id86" draw:end-glue-point="2" svg:d="M4032 3675v-501l1891-432v-501" svg:viewBox="0 0 1893 1436"><text:p/></draw:connector><draw:custom-shape draw:style-name="gr67" draw:text-style-name="P59" xml:id="id86" draw:id="id86" svg:width="1.89cm" svg:height="0.343cm" svg:x="4.98cm" svg:y="1.898cm"><text:p text:style-name="P58"><text:span text:style-name="T49">bicicleta</text:span></text:p><draw:enhanced-geometry svg:viewBox="0 0 21600 21600" draw:type="rectangle" draw:enhanced-path="M 0 0 L 21600 0 21600 21600 0 21600 0 0 Z N"/></draw:custom-shape><draw:custom-shape draw:style-name="gr67" draw:text-style-name="P59" xml:id="id90" draw:id="id90" svg:width="1.89cm" svg:height="0.343cm" svg:x="6.869cm" svg:y="1.898cm"><text:p text:style-name="P58"><text:span text:style-name="T49">cotxe</text:span></text:p><draw:enhanced-geometry svg:viewBox="0 0 21600 21600" draw:type="rectangle" draw:enhanced-path="M 0 0 L 21600 0 21600 21600 0 21600 0 0 Z N"/></draw:custom-shape><draw:custom-shape draw:style-name="gr67" draw:text-style-name="P59" xml:id="id94" draw:id="id94" svg:width="1.89cm" svg:height="0.343cm" svg:x="8.758cm" svg:y="1.898cm"><text:p text:style-name="P58"><text:span text:style-name="T49">avió</text:span></text:p><draw:enhanced-geometry svg:viewBox="0 0 21600 21600" draw:type="rectangle" draw:enhanced-path="M 0 0 L 21600 0 21600 21600 0 21600 0 0 Z N"/></draw:custom-shape><draw:custom-shape draw:style-name="gr67" draw:text-style-name="P75" xml:id="id92" draw:id="id92" svg:width="1.89cm" svg:height="0.343cm" svg:x="10.647cm" svg:y="1.898cm"><text:p text:style-name="P58"><text:span text:style-name="T59">carro</text:span></text:p><draw:enhanced-geometry svg:viewBox="0 0 21600 21600" draw:type="rectangle" draw:enhanced-path="M 0 0 L 21600 0 21600 21600 0 21600 0 0 Z N"/></draw:custom-shape><draw:connector draw:style-name="gr26" draw:text-style-name="P63" draw:type="lines" svg:x1="5.923cm" svg:y1="3.675cm" svg:x2="4.032cm" svg:y2="2.225cm" draw:start-shape="id87" draw:start-glue-point="0" draw:end-shape="id88" draw:end-glue-point="2" svg:d="M5923 3675v-501l-1891-421v-528" svg:viewBox="0 0 1893 1452"><text:p/></draw:connector><draw:connector draw:style-name="gr27" draw:text-style-name="P63" draw:type="lines" svg:x1="7.813cm" svg:y1="3.675cm" svg:x2="7.813cm" svg:y2="2.241cm" draw:start-shape="id89" draw:start-glue-point="0" draw:end-shape="id90" svg:d="M7813 3675v-501-432-501" svg:viewBox="0 0 2 1436"><text:p/></draw:connector><draw:connector draw:style-name="gr28" draw:text-style-name="P63" draw:type="lines" svg:x1="9.702cm" svg:y1="3.675cm" svg:x2="11.592cm" svg:y2="2.241cm" draw:start-shape="id91" draw:start-glue-point="0" draw:end-shape="id92" draw:end-glue-point="2" svg:d="M9702 3675v-501l1890-432v-501" svg:viewBox="0 0 1891 1436"><text:p/></draw:connector><draw:line draw:style-name="gr29" draw:text-style-name="P70" svg:x1="7.962cm" svg:y1="5.512cm" svg:x2="7.962cm" svg:y2="4.013cm"><text:p text:style-name="P62"><text:span text:style-name="T55">posALIndex</text:span></text:p></draw:line><draw:frame draw:style-name="gr53" draw:text-style-name="P61" svg:width="3.084cm" svg:height="0.659cm" svg:x="0.097cm" svg:y="4.729cm"><draw:text-box><text:p text:style-name="P60"><text:span text:style-name="T49">PosALindex = 2;</text:span></text:p></draw:text-box></draw:frame><draw:frame draw:style-name="gr54" draw:text-style-name="P61" svg:width="3.543cm" svg:height="0.659cm" svg:x="0.097cm" svg:y="4.149cm"><draw:text-box><text:p text:style-name="P60"><text:span text:style-name="T49">// valor a l'index = 2</text:span></text:p></draw:text-box></draw:frame><draw:connector draw:style-name="gr27" draw:text-style-name="P63" draw:type="lines" svg:x1="11.592cm" svg:y1="3.675cm" svg:x2="9.702cm" svg:y2="2.241cm" draw:start-shape="id93" draw:start-glue-point="0" draw:end-shape="id94" draw:end-glue-point="2" svg:d="M11592 3675v-501l-1890-432v-501" svg:viewBox="0 0 1891 1436"><text:p/></draw:connector></draw:g></text:p>
      <text:p text:style-name="P46"/>
      <text:p text:style-name="P46">...</text:p>
      <text:p text:style-name="P46"/>
      <text:p text:style-name="P46"><draw:g text:anchor-type="paragraph" draw:z-index="10" draw:style-name="gr1"><draw:frame draw:style-name="gr52" draw:text-style-name="P61" svg:width="4.553cm" svg:height="0.659cm" svg:x="0.002cm" svg:y="0.332cm"><draw:text-box><text:p text:style-name="P60"><text:span text:style-name="T49">posicioRealAOrdenar = 2;</text:span></text:p></draw:text-box></draw:frame><draw:line draw:style-name="gr22" draw:text-style-name="P69" svg:x1="7.872cm" svg:y1="-0.199cm" svg:x2="7.872cm" svg:y2="1.498cm"><text:p text:style-name="P62"><text:span text:style-name="T53">posRealOnAfegir</text:span></text:p></draw:line><draw:custom-shape draw:style-name="gr63" draw:text-style-name="P59" xml:id="id98" draw:id="id98" svg:width="1.89cm" svg:height="0.341cm" svg:x="3.089cm" svg:y="1.494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101cm" svg:y="1.477cm"><draw:text-box><text:p text:style-name="P60"><text:span text:style-name="T49">MitjansTransport:</text:span></text:p></draw:text-box></draw:frame><draw:custom-shape draw:style-name="gr64" draw:text-style-name="P79" xml:id="id95" draw:id="id95" svg:width="1.89cm" svg:height="0.339cm" svg:x="3.089cm" svg:y="3.285cm"><text:p text:style-name="P58"><text:span text:style-name="T56">1</text:span></text:p><draw:enhanced-geometry svg:viewBox="0 0 21600 21600" draw:type="rectangle" draw:enhanced-path="M 0 0 L 21600 0 21600 21600 0 21600 0 0 Z N"/></draw:custom-shape><draw:custom-shape draw:style-name="gr64" draw:text-style-name="P79" xml:id="id99" draw:id="id99" svg:width="1.89cm" svg:height="0.339cm" svg:x="4.98cm" svg:y="3.285cm"><text:p text:style-name="P58"><text:span text:style-name="T54">2</text:span></text:p><draw:enhanced-geometry svg:viewBox="0 0 21600 21600" draw:type="rectangle" draw:enhanced-path="M 0 0 L 21600 0 21600 21600 0 21600 0 0 Z N"/></draw:custom-shape><draw:custom-shape draw:style-name="gr64" draw:text-style-name="P78" xml:id="id97" draw:id="id97" svg:width="1.89cm" svg:height="0.339cm" svg:x="6.869cm" svg:y="3.285cm"><text:p text:style-name="P58"><text:span text:style-name="T54">0</text:span></text:p><draw:enhanced-geometry svg:viewBox="0 0 21600 21600" draw:type="rectangle" draw:enhanced-path="M 0 0 L 21600 0 21600 21600 0 21600 0 0 Z N"/></draw:custom-shape><draw:custom-shape draw:style-name="gr66" draw:text-style-name="P59" xml:id="id101" draw:id="id101" svg:width="1.89cm" svg:height="0.339cm" svg:x="8.758cm" svg:y="3.285cm"><text:p text:style-name="P58"><text:span text:style-name="T49">4</text:span></text:p><draw:enhanced-geometry svg:viewBox="0 0 21600 21600" draw:type="rectangle" draw:enhanced-path="M 0 0 L 21600 0 21600 21600 0 21600 0 0 Z N"/></draw:custom-shape><draw:custom-shape draw:style-name="gr66" draw:text-style-name="P74" xml:id="id103" draw:id="id103" svg:width="1.89cm" svg:height="0.339cm" svg:x="10.647cm" svg:y="3.285cm"><text:p text:style-name="P58"><text:span text:style-name="T58">2</text:span></text:p><draw:enhanced-geometry svg:viewBox="0 0 21600 21600" draw:type="rectangle" draw:enhanced-path="M 0 0 L 21600 0 21600 21600 0 21600 0 0 Z N"/></draw:custom-shape><draw:frame draw:style-name="gr5" draw:text-style-name="P61" svg:width="2.878cm" svg:height="0.659cm" svg:x="0.101cm" svg:y="3.249cm"><draw:text-box><text:p text:style-name="P60"><text:span text:style-name="T49">Índex alfabètic:</text:span></text:p></draw:text-box></draw:frame><draw:connector draw:style-name="gr24" draw:text-style-name="P63" draw:type="lines" svg:x1="4.032cm" svg:y1="3.285cm" svg:x2="5.923cm" svg:y2="1.851cm" draw:start-shape="id95" draw:start-glue-point="0" draw:end-shape="id96" draw:end-glue-point="2" svg:d="M4032 3285v-501l1891-432v-501" svg:viewBox="0 0 1893 1436"><text:p/></draw:connector><draw:custom-shape draw:style-name="gr67" draw:text-style-name="P59" xml:id="id96" draw:id="id96" svg:width="1.89cm" svg:height="0.343cm" svg:x="4.98cm" svg:y="1.508cm"><text:p text:style-name="P58"><text:span text:style-name="T49">bicicleta</text:span></text:p><draw:enhanced-geometry svg:viewBox="0 0 21600 21600" draw:type="rectangle" draw:enhanced-path="M 0 0 L 21600 0 21600 21600 0 21600 0 0 Z N"/></draw:custom-shape><draw:custom-shape draw:style-name="gr67" draw:text-style-name="P59" xml:id="id100" draw:id="id100" svg:width="1.89cm" svg:height="0.343cm" svg:x="6.869cm" svg:y="1.508cm"><text:p text:style-name="P58"><text:span text:style-name="T49">cotxe</text:span></text:p><draw:enhanced-geometry svg:viewBox="0 0 21600 21600" draw:type="rectangle" draw:enhanced-path="M 0 0 L 21600 0 21600 21600 0 21600 0 0 Z N"/></draw:custom-shape><draw:custom-shape draw:style-name="gr67" draw:text-style-name="P59" xml:id="id104" draw:id="id104" svg:width="1.89cm" svg:height="0.343cm" svg:x="8.758cm" svg:y="1.508cm"><text:p text:style-name="P58"><text:span text:style-name="T49">avió</text:span></text:p><draw:enhanced-geometry svg:viewBox="0 0 21600 21600" draw:type="rectangle" draw:enhanced-path="M 0 0 L 21600 0 21600 21600 0 21600 0 0 Z N"/></draw:custom-shape><draw:custom-shape draw:style-name="gr67" draw:text-style-name="P75" xml:id="id102" draw:id="id102" svg:width="1.89cm" svg:height="0.343cm" svg:x="10.647cm" svg:y="1.508cm"><text:p text:style-name="P58"><text:span text:style-name="T59">carro</text:span></text:p><draw:enhanced-geometry svg:viewBox="0 0 21600 21600" draw:type="rectangle" draw:enhanced-path="M 0 0 L 21600 0 21600 21600 0 21600 0 0 Z N"/></draw:custom-shape><draw:connector draw:style-name="gr26" draw:text-style-name="P63" draw:type="lines" svg:x1="7.812cm" svg:y1="3.285cm" svg:x2="4.032cm" svg:y2="1.835cm" draw:start-shape="id97" draw:start-glue-point="0" draw:end-shape="id98" draw:end-glue-point="2" svg:d="M7812 3285v-501l-3780-421v-528" svg:viewBox="0 0 3782 1452"><text:p/></draw:connector><draw:connector draw:style-name="gr27" draw:text-style-name="P63" draw:type="lines" svg:x1="5.923cm" svg:y1="3.285cm" svg:x2="7.812cm" svg:y2="1.851cm" draw:start-shape="id99" draw:start-glue-point="0" draw:end-shape="id100" draw:end-glue-point="2" svg:d="M5923 3285v-501l1889-432v-501" svg:viewBox="0 0 1891 1436"><text:p/></draw:connector><draw:connector draw:style-name="gr28" draw:text-style-name="P63" draw:type="lines" svg:x1="9.702cm" svg:y1="3.285cm" svg:x2="11.592cm" svg:y2="1.851cm" draw:start-shape="id101" draw:start-glue-point="0" draw:end-shape="id102" draw:end-glue-point="2" svg:d="M9702 3285v-501l1890-432v-501" svg:viewBox="0 0 1891 1436"><text:p/></draw:connector><draw:line draw:style-name="gr29" draw:text-style-name="P70" svg:x1="7.962cm" svg:y1="5.122cm" svg:x2="7.962cm" svg:y2="3.623cm"><text:p text:style-name="P62"><text:span text:style-name="T55">posALIndex</text:span></text:p></draw:line><draw:frame draw:style-name="gr53" draw:text-style-name="P61" svg:width="3.084cm" svg:height="0.659cm" svg:x="0.097cm" svg:y="4.339cm"><draw:text-box><text:p text:style-name="P60"><text:span text:style-name="T49">PosALindex = 2;</text:span></text:p></draw:text-box></draw:frame><draw:frame draw:style-name="gr54" draw:text-style-name="P61" svg:width="3.543cm" svg:height="0.659cm" svg:x="0.097cm" svg:y="3.759cm"><draw:text-box><text:p text:style-name="P60"><text:span text:style-name="T56">// valor a l'index = 0</text:span></text:p></draw:text-box></draw:frame><draw:connector draw:style-name="gr27" draw:text-style-name="P63" draw:type="lines" svg:x1="11.592cm" svg:y1="3.285cm" svg:x2="9.702cm" svg:y2="1.851cm" draw:start-shape="id103" draw:start-glue-point="0" draw:end-shape="id104" draw:end-glue-point="2" svg:d="M11592 3285v-501l-1890-432v-501" svg:viewBox="0 0 1891 1436"><text:p/></draw:connector></draw:g></text:p>
      <text:p text:style-name="P46"/>
      <text:p text:style-name="P52">fins acomplir l'objectiu ...</text:p>
      <text:p text:style-name="P52"/>
      <text:p text:style-name="P52"><draw:g text:anchor-type="paragraph" draw:z-index="11" draw:style-name="gr1"><draw:custom-shape draw:style-name="gr63" draw:text-style-name="P59" xml:id="id108" draw:id="id108" svg:width="1.89cm" svg:height="0.341cm" svg:x="2.99cm" svg:y="0.099cm"><text:p text:style-name="P58"><text:span text:style-name="T49">globus</text:span></text:p><draw:enhanced-geometry svg:viewBox="0 0 21600 21600" draw:type="rectangle" draw:enhanced-path="M 0 0 L 21600 0 21600 21600 0 21600 0 0 Z N"/></draw:custom-shape><draw:frame draw:style-name="gr4" draw:text-style-name="P61" svg:width="3.216cm" svg:height="0.659cm" svg:x="0.002cm" svg:y="0.081cm"><draw:text-box><text:p text:style-name="P60"><text:span text:style-name="T49">MitjansTransport:</text:span></text:p></draw:text-box></draw:frame><draw:custom-shape draw:style-name="gr64" draw:text-style-name="P79" xml:id="id113" draw:id="id113" svg:width="1.89cm" svg:height="0.339cm" svg:x="2.99cm" svg:y="1.889cm"><text:p text:style-name="P58"><text:span text:style-name="T56">3</text:span></text:p><draw:enhanced-geometry svg:viewBox="0 0 21600 21600" draw:type="rectangle" draw:enhanced-path="M 0 0 L 21600 0 21600 21600 0 21600 0 0 Z N"/></draw:custom-shape><draw:custom-shape draw:style-name="gr64" draw:text-style-name="P79" xml:id="id105" draw:id="id105" svg:width="1.89cm" svg:height="0.339cm" svg:x="4.881cm" svg:y="1.889cm"><text:p text:style-name="P58"><text:span text:style-name="T56">1</text:span></text:p><draw:enhanced-geometry svg:viewBox="0 0 21600 21600" draw:type="rectangle" draw:enhanced-path="M 0 0 L 21600 0 21600 21600 0 21600 0 0 Z N"/></draw:custom-shape><draw:custom-shape draw:style-name="gr64" draw:text-style-name="P80" xml:id="id111" draw:id="id111" svg:width="1.89cm" svg:height="0.339cm" svg:x="6.77cm" svg:y="1.889cm"><text:p text:style-name="P58"><text:span text:style-name="T58">4</text:span></text:p><draw:enhanced-geometry svg:viewBox="0 0 21600 21600" draw:type="rectangle" draw:enhanced-path="M 0 0 L 21600 0 21600 21600 0 21600 0 0 Z N"/></draw:custom-shape><draw:custom-shape draw:style-name="gr64" draw:text-style-name="P81" xml:id="id109" draw:id="id109" svg:width="1.89cm" svg:height="0.339cm" svg:x="8.659cm" svg:y="1.889cm"><text:p text:style-name="P58"><text:span text:style-name="T49">2</text:span></text:p><draw:enhanced-geometry svg:viewBox="0 0 21600 21600" draw:type="rectangle" draw:enhanced-path="M 0 0 L 21600 0 21600 21600 0 21600 0 0 Z N"/></draw:custom-shape><draw:custom-shape draw:style-name="gr64" draw:text-style-name="P80" xml:id="id107" draw:id="id107" svg:width="1.89cm" svg:height="0.339cm" svg:x="10.548cm" svg:y="1.889cm"><text:p text:style-name="P58"><text:span text:style-name="T58">0</text:span></text:p><draw:enhanced-geometry svg:viewBox="0 0 21600 21600" draw:type="rectangle" draw:enhanced-path="M 0 0 L 21600 0 21600 21600 0 21600 0 0 Z N"/></draw:custom-shape><draw:frame draw:style-name="gr5" draw:text-style-name="P61" svg:width="2.878cm" svg:height="0.659cm" svg:x="0.002cm" svg:y="1.854cm"><draw:text-box><text:p text:style-name="P60"><text:span text:style-name="T49">Índex alfabètic:</text:span></text:p></draw:text-box></draw:frame><draw:connector draw:style-name="gr24" draw:text-style-name="P63" draw:type="lines" svg:x1="5.825cm" svg:y1="1.889cm" svg:x2="5.825cm" svg:y2="0.455cm" draw:start-shape="id105" draw:end-shape="id106" draw:end-glue-point="2" svg:d="M5825 1889v-501-432-501" svg:viewBox="0 0 2 1436"><text:p/></draw:connector><draw:custom-shape draw:style-name="gr67" draw:text-style-name="P59" xml:id="id106" draw:id="id106" svg:width="1.89cm" svg:height="0.343cm" svg:x="4.881cm" svg:y="0.113cm"><text:p text:style-name="P58"><text:span text:style-name="T49">bicicleta</text:span></text:p><draw:enhanced-geometry svg:viewBox="0 0 21600 21600" draw:type="rectangle" draw:enhanced-path="M 0 0 L 21600 0 21600 21600 0 21600 0 0 Z N"/></draw:custom-shape><draw:custom-shape draw:style-name="gr67" draw:text-style-name="P59" xml:id="id110" draw:id="id110" svg:width="1.89cm" svg:height="0.343cm" svg:x="6.77cm" svg:y="0.113cm"><text:p text:style-name="P58"><text:span text:style-name="T49">cotxe</text:span></text:p><draw:enhanced-geometry svg:viewBox="0 0 21600 21600" draw:type="rectangle" draw:enhanced-path="M 0 0 L 21600 0 21600 21600 0 21600 0 0 Z N"/></draw:custom-shape><draw:custom-shape draw:style-name="gr67" draw:text-style-name="P59" xml:id="id114" draw:id="id114" svg:width="1.89cm" svg:height="0.343cm" svg:x="8.659cm" svg:y="0.113cm"><text:p text:style-name="P58"><text:span text:style-name="T49">avió</text:span></text:p><draw:enhanced-geometry svg:viewBox="0 0 21600 21600" draw:type="rectangle" draw:enhanced-path="M 0 0 L 21600 0 21600 21600 0 21600 0 0 Z N"/></draw:custom-shape><draw:custom-shape draw:style-name="gr67" draw:text-style-name="P75" xml:id="id112" draw:id="id112" svg:width="1.89cm" svg:height="0.343cm" svg:x="10.548cm" svg:y="0.113cm"><text:p text:style-name="P58"><text:span text:style-name="T59">carro</text:span></text:p><draw:enhanced-geometry svg:viewBox="0 0 21600 21600" draw:type="rectangle" draw:enhanced-path="M 0 0 L 21600 0 21600 21600 0 21600 0 0 Z N"/></draw:custom-shape><draw:connector draw:style-name="gr26" draw:text-style-name="P63" draw:type="lines" svg:x1="11.493cm" svg:y1="1.889cm" svg:x2="3.934cm" svg:y2="0.439cm" draw:start-shape="id107" draw:start-glue-point="0" draw:end-shape="id108" draw:end-glue-point="2" svg:d="M11493 1889v-501l-7559-421v-528" svg:viewBox="0 0 7560 1452"><text:p/></draw:connector><draw:connector draw:style-name="gr27" draw:text-style-name="P63" draw:type="lines" svg:x1="9.604cm" svg:y1="1.889cm" svg:x2="7.714cm" svg:y2="0.455cm" draw:start-shape="id109" draw:start-glue-point="0" draw:end-shape="id110" draw:end-glue-point="2" svg:d="M9604 1889v-501l-1890-432v-501" svg:viewBox="0 0 1891 1436"><text:p/></draw:connector><draw:connector draw:style-name="gr28" draw:text-style-name="P63" draw:type="lines" svg:x1="7.714cm" svg:y1="1.889cm" svg:x2="11.493cm" svg:y2="0.455cm" draw:start-shape="id111" draw:start-glue-point="0" draw:end-shape="id112" draw:end-glue-point="2" svg:d="M7714 1889v-501l3779-432v-501" svg:viewBox="0 0 3780 1436"><text:p/></draw:connector><draw:connector draw:style-name="gr27" draw:text-style-name="P63" draw:type="lines" svg:x1="3.934cm" svg:y1="1.889cm" svg:x2="9.604cm" svg:y2="0.455cm" draw:start-shape="id113" draw:start-glue-point="0" draw:end-shape="id114" draw:end-glue-point="2" svg:d="M3934 1889v-501l5670-432v-501" svg:viewBox="0 0 5671 1436"><text:p/></draw:connector></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Nimbus Mono L" svg:font-family="'Nimbus Mono L'"/>
    <style:font-face style:name="DejaVu Sans Mono" svg:font-family="'DejaVu Sans Mono'" style:font-family-generic="modern" style:font-pitch="fixed"/>
    <style:font-face style:name="Liberation Mono2" svg:font-family="'Liberation Mono'" style:font-family-generic="modern" style:font-pitch="fixed"/>
    <style:font-face style:name="Liberation Mono" svg:font-family="'Liberation Mono'" style:font-adornments="Normal" style:font-family-generic="modern" style:font-pitch="fixed"/>
    <style:font-face style:name="Lohit Hindi2" svg:font-family="'Lohit Hindi'" style:font-family-generic="modern" style:font-pitch="fixed"/>
    <style:font-face style:name="Liberation Mono1" svg:font-family="'Liberation Mon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2-08-30T20:20:57</meta:creation-date>
    <dc:date>2015-06-28T23:21:06.312256359</dc:date>
    <meta:editing-duration>PT12H42M57S</meta:editing-duration>
    <meta:editing-cycles>51</meta:editing-cycles>
    <meta:generator>LibreOffice/4.4.2.2$Linux_x86 LibreOffice_project/40m0$Build-2</meta:generator>
    <dc:creator>josep </dc:creator>
    <meta:document-statistic meta:table-count="0" meta:image-count="0" meta:object-count="0" meta:page-count="9" meta:paragraph-count="89" meta:word-count="2220" meta:character-count="14050" meta:non-whitespace-character-count="11766"/>
  </office:meta>
</office:document-meta>
</file>